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LucidaSans1" svg:font-family="LucidaSans"/>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33.551cm" table:align="margins" style:writing-mode="lr-tb"/>
    </style:style>
    <style:style style:name="Table1.A" style:family="table-column">
      <style:table-column-properties style:column-width="11.213cm" style:rel-column-width="21901*"/>
    </style:style>
    <style:style style:name="Table1.B" style:family="table-column">
      <style:table-column-properties style:column-width="13.864cm" style:rel-column-width="27082*"/>
    </style:style>
    <style:style style:name="Table1.C" style:family="table-column">
      <style:table-column-properties style:column-width="3.618cm" style:rel-column-width="7065*"/>
    </style:style>
    <style:style style:name="Table1.D" style:family="table-column">
      <style:table-column-properties style:column-width="4.858cm" style:rel-column-width="9487*"/>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33.551cm" table:align="margins" style:writing-mode="lr-tb"/>
    </style:style>
    <style:style style:name="Table2.A" style:family="table-column">
      <style:table-column-properties style:column-width="11.015cm" style:rel-column-width="3348*"/>
    </style:style>
    <style:style style:name="Table2.B" style:family="table-column">
      <style:table-column-properties style:column-width="14.213cm" style:rel-column-width="4320*"/>
    </style:style>
    <style:style style:name="Table2.C" style:family="table-column">
      <style:table-column-properties style:column-width="3.552cm" style:rel-column-width="1080*"/>
    </style:style>
    <style:style style:name="Table2.D" style:family="table-column">
      <style:table-column-properties style:column-width="4.77cm" style:rel-column-width="1450*"/>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Heading_20_2">
      <style:paragraph-properties style:snap-to-layout-grid="false"/>
    </style:style>
    <style:style style:name="P3" style:family="paragraph" style:parent-style-name="Header">
      <style:paragraph-properties>
        <style:tab-stops/>
      </style:paragraph-properties>
    </style:style>
    <style:style style:name="P4" style:family="paragraph" style:parent-style-name="Header">
      <style:paragraph-properties style:snap-to-layout-grid="false">
        <style:tab-stops/>
      </style:paragraph-properties>
    </style:style>
    <style:style style:name="P5" style:family="paragraph" style:parent-style-name="Standard">
      <style:paragraph-properties style:snap-to-layout-grid="false"/>
    </style:style>
    <style:style style:name="P6" style:family="paragraph" style:parent-style-name="Standard">
      <style:paragraph-properties fo:text-align="center" style:justify-single-word="false" style:snap-to-layout-grid="false"/>
      <style:text-properties fo:font-weight="bold" style:font-weight-asian="bold"/>
    </style:style>
    <style:style style:name="P7" style:family="paragraph" style:parent-style-name="Standard">
      <style:text-properties fo:font-style="italic" style:font-style-asian="italic"/>
    </style:style>
    <style:style style:name="P8" style:family="paragraph" style:parent-style-name="Standard">
      <style:paragraph-properties style:snap-to-layout-grid="false"/>
      <style:text-properties fo:font-style="italic" style:font-style-asian="italic"/>
    </style:style>
    <style:style style:name="P9" style:family="paragraph" style:parent-style-name="Standard">
      <style:text-properties style:font-name="Courier" fo:font-size="8pt" style:font-size-asian="8pt"/>
    </style:style>
    <style:style style:name="P10" style:family="paragraph" style:parent-style-name="Heading_20_1">
      <style:text-properties style:font-name="Times New Roman" fo:font-size="16pt" style:font-size-asian="16pt"/>
    </style:style>
    <style:style style:name="P11" style:family="paragraph" style:parent-style-name="Title" style:master-page-name="Standard">
      <style:paragraph-properties style:page-number="auto"/>
    </style:style>
    <style:style style:name="P12" style:family="paragraph" style:parent-style-name="Standard" style:list-style-name="WW8Num28"/>
    <style:style style:name="P13" style:family="paragraph" style:parent-style-name="Standard" style:list-style-name="WW8Num28">
      <style:paragraph-properties style:snap-to-layout-grid="false"/>
    </style:style>
    <style:style style:name="P14" style:family="paragraph" style:parent-style-name="Standard" style:list-style-name="WW8Num1"/>
    <style:style style:name="P15" style:family="paragraph" style:parent-style-name="Standard" style:list-style-name="WW8Num1">
      <style:paragraph-properties style:snap-to-layout-grid="false"/>
    </style:style>
    <style:style style:name="P16" style:family="paragraph" style:parent-style-name="Standard" style:list-style-name="WW8Num25"/>
    <style:style style:name="P17" style:family="paragraph" style:parent-style-name="Standard" style:list-style-name="WW8Num25">
      <style:paragraph-properties style:snap-to-layout-grid="false"/>
    </style:style>
    <style:style style:name="P18" style:family="paragraph" style:parent-style-name="Standard" style:list-style-name="WW8Num4"/>
    <style:style style:name="P19" style:family="paragraph" style:parent-style-name="Standard" style:list-style-name="WW8Num46"/>
    <style:style style:name="P20" style:family="paragraph" style:parent-style-name="Standard" style:list-style-name="WW8Num46">
      <style:paragraph-properties style:snap-to-layout-grid="false"/>
    </style:style>
    <style:style style:name="P21" style:family="paragraph" style:parent-style-name="Standard" style:list-style-name="WW8Num5"/>
    <style:style style:name="P22" style:family="paragraph" style:parent-style-name="Standard" style:list-style-name="WW8Num5">
      <style:paragraph-properties style:snap-to-layout-grid="false"/>
    </style:style>
    <style:style style:name="P23" style:family="paragraph" style:parent-style-name="Standard" style:list-style-name="WW8Num99"/>
    <style:style style:name="P24" style:family="paragraph" style:parent-style-name="Standard" style:list-style-name="WW8Num99">
      <style:paragraph-properties style:snap-to-layout-grid="false"/>
    </style:style>
    <style:style style:name="P25" style:family="paragraph" style:parent-style-name="Standard" style:list-style-name="WW8Num71"/>
    <style:style style:name="P26" style:family="paragraph" style:parent-style-name="Standard" style:list-style-name="WW8Num71">
      <style:paragraph-properties style:snap-to-layout-grid="false"/>
    </style:style>
    <style:style style:name="P27" style:family="paragraph" style:parent-style-name="Standard" style:list-style-name="WW8Num90"/>
    <style:style style:name="P28" style:family="paragraph" style:parent-style-name="Standard" style:list-style-name="WW8Num90">
      <style:paragraph-properties style:snap-to-layout-grid="false"/>
    </style:style>
    <style:style style:name="P29" style:family="paragraph" style:parent-style-name="Standard" style:list-style-name="WW8Num100"/>
    <style:style style:name="P30" style:family="paragraph" style:parent-style-name="Standard" style:list-style-name="WW8Num100">
      <style:paragraph-properties style:snap-to-layout-grid="false"/>
    </style:style>
    <style:style style:name="P31" style:family="paragraph" style:parent-style-name="Standard" style:list-style-name="WW8Num64"/>
    <style:style style:name="P32" style:family="paragraph" style:parent-style-name="Standard" style:list-style-name="WW8Num64">
      <style:paragraph-properties style:snap-to-layout-grid="false"/>
    </style:style>
    <style:style style:name="P33" style:family="paragraph" style:parent-style-name="Standard" style:list-style-name="WW8Num21"/>
    <style:style style:name="P34" style:family="paragraph" style:parent-style-name="Standard" style:list-style-name="WW8Num21">
      <style:paragraph-properties style:snap-to-layout-grid="false"/>
    </style:style>
    <style:style style:name="P35" style:family="paragraph" style:parent-style-name="Standard" style:list-style-name="WW8Num34"/>
    <style:style style:name="P36" style:family="paragraph" style:parent-style-name="Standard" style:list-style-name="WW8Num34">
      <style:paragraph-properties style:snap-to-layout-grid="false"/>
    </style:style>
    <style:style style:name="P37" style:family="paragraph" style:parent-style-name="Standard" style:list-style-name="WW8Num56"/>
    <style:style style:name="P38" style:family="paragraph" style:parent-style-name="Standard" style:list-style-name="WW8Num56">
      <style:paragraph-properties style:snap-to-layout-grid="false"/>
    </style:style>
    <style:style style:name="P39" style:family="paragraph" style:parent-style-name="Standard" style:list-style-name="WW8Num29"/>
    <style:style style:name="P40" style:family="paragraph" style:parent-style-name="Standard" style:list-style-name="WW8Num29">
      <style:paragraph-properties style:snap-to-layout-grid="false"/>
    </style:style>
    <style:style style:name="P41" style:family="paragraph" style:parent-style-name="Standard" style:list-style-name="WW8Num74"/>
    <style:style style:name="P42" style:family="paragraph" style:parent-style-name="Standard" style:list-style-name="WW8Num74">
      <style:paragraph-properties style:snap-to-layout-grid="false"/>
    </style:style>
    <style:style style:name="P43" style:family="paragraph" style:parent-style-name="Standard" style:list-style-name="WW8Num8"/>
    <style:style style:name="P44" style:family="paragraph" style:parent-style-name="Standard" style:list-style-name="WW8Num8">
      <style:paragraph-properties style:snap-to-layout-grid="false"/>
    </style:style>
    <style:style style:name="P45" style:family="paragraph" style:parent-style-name="Standard" style:list-style-name="WW8Num24"/>
    <style:style style:name="P46" style:family="paragraph" style:parent-style-name="Standard" style:list-style-name="WW8Num24">
      <style:paragraph-properties style:snap-to-layout-grid="false"/>
    </style:style>
    <style:style style:name="P47" style:family="paragraph" style:parent-style-name="Standard" style:list-style-name="WW8Num51"/>
    <style:style style:name="P48" style:family="paragraph" style:parent-style-name="Standard" style:list-style-name="WW8Num51">
      <style:paragraph-properties style:snap-to-layout-grid="false"/>
    </style:style>
    <style:style style:name="P49" style:family="paragraph" style:parent-style-name="Standard" style:list-style-name="WW8Num79"/>
    <style:style style:name="P50" style:family="paragraph" style:parent-style-name="Standard" style:list-style-name="WW8Num79">
      <style:paragraph-properties style:snap-to-layout-grid="false"/>
    </style:style>
    <style:style style:name="P51" style:family="paragraph" style:parent-style-name="Standard" style:list-style-name="WW8Num76"/>
    <style:style style:name="P52" style:family="paragraph" style:parent-style-name="Standard" style:list-style-name="WW8Num76">
      <style:paragraph-properties style:snap-to-layout-grid="false"/>
    </style:style>
    <style:style style:name="P53" style:family="paragraph" style:parent-style-name="Standard" style:list-style-name="WW8Num92"/>
    <style:style style:name="P54" style:family="paragraph" style:parent-style-name="Standard" style:list-style-name="WW8Num92">
      <style:paragraph-properties style:snap-to-layout-grid="false"/>
    </style:style>
    <style:style style:name="P55" style:family="paragraph" style:parent-style-name="Standard" style:list-style-name="WW8Num69"/>
    <style:style style:name="P56" style:family="paragraph" style:parent-style-name="Standard" style:list-style-name="WW8Num69">
      <style:paragraph-properties style:snap-to-layout-grid="false"/>
    </style:style>
    <style:style style:name="P57" style:family="paragraph" style:parent-style-name="Standard" style:list-style-name="WW8Num17"/>
    <style:style style:name="P58" style:family="paragraph" style:parent-style-name="Standard" style:list-style-name="WW8Num17">
      <style:paragraph-properties style:snap-to-layout-grid="false"/>
    </style:style>
    <style:style style:name="P59" style:family="paragraph" style:parent-style-name="Standard" style:list-style-name="WW8Num45"/>
    <style:style style:name="P60" style:family="paragraph" style:parent-style-name="Standard" style:list-style-name="WW8Num45">
      <style:paragraph-properties style:snap-to-layout-grid="false"/>
    </style:style>
    <style:style style:name="P61" style:family="paragraph" style:parent-style-name="Standard" style:list-style-name="WW8Num60"/>
    <style:style style:name="P62" style:family="paragraph" style:parent-style-name="Standard" style:list-style-name="WW8Num60">
      <style:paragraph-properties style:snap-to-layout-grid="false"/>
    </style:style>
    <style:style style:name="P63" style:family="paragraph" style:parent-style-name="Standard" style:list-style-name="WW8Num39"/>
    <style:style style:name="P64" style:family="paragraph" style:parent-style-name="Standard" style:list-style-name="WW8Num39">
      <style:paragraph-properties style:snap-to-layout-grid="false"/>
    </style:style>
    <style:style style:name="P65" style:family="paragraph" style:parent-style-name="Standard" style:list-style-name="WW8Num96"/>
    <style:style style:name="P66" style:family="paragraph" style:parent-style-name="Standard" style:list-style-name="WW8Num96">
      <style:paragraph-properties style:snap-to-layout-grid="false"/>
    </style:style>
    <style:style style:name="P67" style:family="paragraph" style:parent-style-name="Standard" style:list-style-name="WW8Num53"/>
    <style:style style:name="P68" style:family="paragraph" style:parent-style-name="Standard" style:list-style-name="WW8Num53">
      <style:paragraph-properties style:snap-to-layout-grid="false"/>
    </style:style>
    <style:style style:name="P69" style:family="paragraph" style:parent-style-name="Standard" style:list-style-name="WW8Num20"/>
    <style:style style:name="P70" style:family="paragraph" style:parent-style-name="Standard" style:list-style-name="WW8Num20">
      <style:paragraph-properties style:snap-to-layout-grid="false"/>
    </style:style>
    <style:style style:name="P71" style:family="paragraph" style:parent-style-name="Standard" style:list-style-name="WW8Num59"/>
    <style:style style:name="P72" style:family="paragraph" style:parent-style-name="Standard" style:list-style-name="WW8Num59">
      <style:paragraph-properties style:snap-to-layout-grid="false"/>
    </style:style>
    <style:style style:name="P73" style:family="paragraph" style:parent-style-name="Standard" style:list-style-name="WW8Num23"/>
    <style:style style:name="P74" style:family="paragraph" style:parent-style-name="Standard" style:list-style-name="WW8Num23">
      <style:paragraph-properties style:snap-to-layout-grid="false"/>
    </style:style>
    <style:style style:name="T1" style:family="text">
      <style:text-properties style:language-asian="en" style:country-asian="US"/>
    </style:style>
    <style:style style:name="T2" style:family="text">
      <style:text-properties style:font-name="Courier"/>
    </style:style>
    <style:style style:name="T3" style:family="text">
      <style:text-properties style:font-name="Courier" fo:font-style="italic" style:font-style-asian="italic"/>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rviceDiscoveryManager Tests</text:p>
      <text:h text:style-name="P10" text:outline-level="1">Spec Tests</text:h>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Test Name &amp; Motivation</text:p>
            </table:table-cell>
            <table:table-cell table:style-name="Table1.A1" office:value-type="string">
              <text:p text:style-name="P6">Description</text:p>
            </table:table-cell>
            <table:table-cell table:style-name="Table1.A1" office:value-type="string">
              <text:p text:style-name="P6">Category</text:p>
            </table:table-cell>
            <table:table-cell table:style-name="Table1.D1" office:value-type="string">
              <text:p text:style-name="P6">Specification Requirements</text:p>
            </table:table-cell>
          </table:table-row>
        </table:table-header-rows>
        <table:table-row table:style-name="Table1.1">
          <table:table-cell table:style-name="Table1.A1" office:value-type="string">
            <text:p text:style-name="P8">com.sun.jini.qa.spec.</text:p>
            <text:p text:style-name="P7">servicediscovery.</text:p>
            <text:p text:style-name="P7">DefaultDiscoverPublic</text:p>
            <text:p text:style-name="Standard"/>
            <text:p text:style-name="Standard">With respect to the lookup discovery processing performed by the <text:span text:style-name="T2">ServiceDiscoveryManager</text:span> utility class, verifies that the <text:span text:style-name="T2">ServiceDiscoveryManager</text:span> operates as specified. That is, this test verifies the following statement from the specification:</text:p>
            <text:p text:style-name="Standard"/>
            <text:p text:style-name="Standard">“<text:span text:style-name="T4">If the value of the </text:span><text:span text:style-name="T3">DiscoveryManagement</text:span><text:span text:style-name="T4"> argument is </text:span><text:span text:style-name="T3">null</text:span><text:span text:style-name="T4">, then an instance of the </text:span><text:span text:style-name="T3">net.jini.discovery.</text:span></text:p>
            <text:p text:style-name="Standard"><text:span text:style-name="T3">LookupDiscoveryManager</text:span><text:span text:style-name="T4"> utility class will be constructed to discover only those lookup services that are members of the </text:span><text:span text:style-name="T5">public</text:span><text:span text:style-name="T4"> group</text:span>.”</text:p>
          </table:table-cell>
          <table:table-cell table:style-name="Table1.A1" office:value-type="string">
            <text:list text:style-name="WW8Num28">
              <text:list-item>
                <text:p text:style-name="P13">Start no lookup services</text:p>
              </text:list-item>
              <text:list-item>
                <text:p text:style-name="P12">Create an instance of <text:span text:style-name="T2">ServiceDiscoveryManager</text:span>, inputting null for both the <text:span text:style-name="T2">DiscoveryManagement</text:span> parameter and the <text:span text:style-name="T2">LeaseRenewalManager</text:span> parameter</text:p>
              </text:list-item>
              <text:list-item>
                <text:p text:style-name="P12">Invoke the <text:span text:style-name="T2">getDiscoveryManager</text:span> method on the service discovery manager created in step 2 </text:p>
              </text:list-item>
              <text:list-item>
                <text:p text:style-name="P12">Verify that the object retrieved in step 3 is and instance of <text:span text:style-name="T2">LookupDiscoveryManager</text:span></text:p>
              </text:list-item>
              <text:list-item>
                <text:p text:style-name="P12">Invoke the <text:span text:style-name="T2">getGroups</text:span> method on the lookup discovery manager retrieved in step 3</text:p>
              </text:list-item>
              <text:list-item>
                <text:p text:style-name="P12">Verify the set of groups retrieved in step 5 contain only the <text:span text:style-name="T5">public</text:span> group</text:p>
              </text:list-item>
            </text:list>
          </table:table-cell>
          <table:table-cell table:style-name="Table1.A1" office:value-type="string">
            <text:p text:style-name="P4">A1,M1</text:p>
          </table:table-cell>
          <table:table-cell table:style-name="Table1.D1" office:value-type="string">
            <text:p text:style-name="P5">SD.4.1.1</text:p>
            <text:p text:style-name="Standard"/>
          </table:table-cell>
        </table:table-row>
        <table:table-row table:style-name="Table1.1">
          <table:table-cell table:style-name="Table1.A1" office:value-type="string">
            <text:p text:style-name="P8">com.sun.jini.qa.spec.</text:p>
            <text:p text:style-name="P7">servicediscovery.cache.</text:p>
            <text:p text:style-name="P7">AddListenerNPE</text:p>
            <text:p text:style-name="Standard"/>
            <text:p text:style-name="Standard">Verifies that the <text:span text:style-name="T2">addListener</text:span> method of the lookup cache employed by the <text:span text:style-name="T2">ServiceDiscoveryManager</text:span> utility class operates as specified. That is, this test verifies the following statement from the specification:</text:p>
            <text:p text:style-name="Standard"/>
            <text:p text:style-name="Standard">“<text:span text:style-name="T4">If </text:span><text:span text:style-name="T3">null</text:span><text:span text:style-name="T4"> <text:s/>is input as the listener parameter of the </text:span><text:span text:style-name="T3">addListener</text:span><text:span text:style-name="T4"> method of the LookupCache interface, a </text:span><text:span text:style-name="T3">NullPointerException</text:span><text:span text:style-name="T4"> <text:s/>is thrown</text:span>.”</text:p>
          </table:table-cell>
          <table:table-cell table:style-name="Table1.A1" office:value-type="string">
            <text:list text:style-name="WW8Num1">
              <text:list-item>
                <text:p text:style-name="P15">Start no lookup services</text:p>
              </text:list-item>
              <text:list-item>
                <text:p text:style-name="P14">Create an instance of <text:span text:style-name="T2">ServiceDiscoveryManager</text:span>, inputting an instance of <text:span text:style-name="T2">DiscoveryManagement</text:span> that discovers no groups and no locators, and inputting <text:span text:style-name="T2">null</text:span> to the <text:span text:style-name="T2">LeaseRenewalManager</text:span> parameter</text:p>
              </text:list-item>
              <text:list-item>
                <text:p text:style-name="P14">Invoke the <text:span text:style-name="T2">createLookupCache</text:span> method on the service discovery manager created in step 2 </text:p>
              </text:list-item>
              <text:list-item>
                <text:p text:style-name="P14">Invoke the <text:span text:style-name="T2">addListener</text:span> method on the lookup cache created in step 2, inputting a non-<text:span text:style-name="T2">null</text:span> instance of <text:span text:style-name="T2">ServiceDiscoveryListener</text:span> so as to verify that a <text:span text:style-name="T2">NullPointerException</text:span> is <text:span text:style-name="T4">not</text:span> always thrown on any arbitrary invocation of the <text:span text:style-name="T2">addListener</text:span> method</text:p>
              </text:list-item>
              <text:list-item>
                <text:p text:style-name="P14">Invoke the <text:span text:style-name="T2">addListener</text:span> method on the lookup cache created in step 2, inputting <text:s/><text:span text:style-name="T2">null</text:span> to the listener parameter</text:p>
              </text:list-item>
              <text:list-item>
                <text:p text:style-name="P14">Verify that a <text:span text:style-name="T2">NullPointerException</text:span> is thrown</text:p>
              </text:list-item>
            </text:list>
          </table:table-cell>
          <table:table-cell table:style-name="Table1.A1" office:value-type="string">
            <text:p text:style-name="P5">A1,M1</text:p>
          </table:table-cell>
          <table:table-cell table:style-name="Table1.D1" office:value-type="string">
            <text:p text:style-name="P5">SD.4.1.1</text:p>
          </table:table-cell>
        </table:table-row>
        <table:table-row table:style-name="Table1.1">
          <table:table-cell table:style-name="Table1.A1" office:value-type="string">
            <text:p text:style-name="P8">com.sun.jini.qa.spec.</text:p>
            <text:p text:style-name="P7">servicediscovery.cache.</text:p>
            <text:p text:style-name="P7">CacheDiscard</text:p>
            <text:p text:style-name="Standard"/>
            <text:p text:style-name="Standard">Verifies that the <text:span text:style-name="T2">discard</text:span> method of the <text:span text:style-name="T2">LookupCache</text:span> interface operates as specified.</text:p>
          </table:table-cell>
          <table:table-cell table:style-name="Table1.A1" office:value-type="string">
            <text:list text:style-name="WW8Num25">
              <text:list-item>
                <text:p text:style-name="P17">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16">During setup, register 1 test service with some subset of the lookup services created in step 1</text:p>
              </text:list-item>
              <text:list-item>
                <text:p text:style-name="P16">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16">During setup, create a template that will match the test service registered in step 2 based on service type only</text:p>
              </text:list-item>
              <text:list-item>
                <text:p text:style-name="P16">Invoke the <text:span text:style-name="T2">createLookupCache</text:span> method on the service discovery manager created in step 3; inputting the template created in step 4, <text:span text:style-name="T2">null</text:span> as the <text:span text:style-name="T2">filter</text:span> parameter (so that no first-stage filtering is applied by the lookup cache), and <text:span text:style-name="T2">null</text:span> as the <text:span text:style-name="T2">listener</text:span> parameter</text:p>
              </text:list-item>
              <text:list-item>
                <text:p text:style-name="P16">With respect to the <text:span text:style-name="T2">lookup</text:span> method on the lookup cache created in step 5, invoke the version that returns a single instance of <text:span text:style-name="T2">ServiceItem</text:span>, inputting <text:span text:style-name="T2">null</text:span> as the filter parameter so that no second-stage filtering is applied by the <text:span text:style-name="T2">lookup</text:span> method</text:p>
              </text:list-item>
              <text:list-item>
                <text:p text:style-name="P16">Invoke the <text:span text:style-name="T2">discard</text:span> method on the lookup cache created in step 5, inputting the service reference returned by the <text:span text:style-name="T2">lookup</text:span> method in step 6</text:p>
              </text:list-item>
              <text:list-item>
                <text:p text:style-name="P16">Execute step 6 again and verify that the service has indeed been discarded as expected</text:p>
              </text:list-item>
            </text:list>
          </table:table-cell>
          <table:table-cell table:style-name="Table1.A1" office:value-type="string">
            <text:p text:style-name="P5">A1,M1</text:p>
          </table:table-cell>
          <table:table-cell table:style-name="Table1.D1" office:value-type="string">
            <text:p text:style-name="P4">SD.4.1.2</text:p>
            <text:p text:style-name="P3">SD.5.5.1</text:p>
          </table:table-cell>
        </table:table-row>
        <table:table-row table:style-name="Table1.1">
          <table:table-cell table:style-name="Table1.A1" office:value-type="string">
            <text:p text:style-name="P8">com.sun.jini.qa.spec.</text:p>
            <text:p text:style-name="P7">servicediscovery.cache.</text:p>
            <text:p text:style-name="P7">CacheLookup</text:p>
            <text:p text:style-name="Standard"/>
            <text:p text:style-name="Standard">With respect to the <text:span text:style-name="T2">lookup</text:span> method defined by the <text:span text:style-name="T2">LookupCache</text:span> interface, verifies that the version that returns a single instance of <text:span text:style-name="T2">ServiceItem</text:span> operates as specified when invoked under the following conditions:</text:p>
            <text:list text:style-name="WW8Num4">
              <text:list-item>
                <text:p text:style-name="P18">template matching performed by the service discovery manager is based on service type only</text:p>
              </text:list-item>
              <text:list-item>
                <text:p text:style-name="P18">the lookup cache applies no <text:span text:style-name="T4">first-stage</text:span> filtering to the results of the template matching</text:p>
              </text:list-item>
              <text:list-item>
                <text:p text:style-name="P18">the <text:span text:style-name="T2">lookup</text:span> method of the lookup cache applies no <text:span text:style-name="T4">second-stage</text:span> filtering to the results of the template; that is, <text:span text:style-name="T2">null</text:span> is input as the <text:span text:style-name="T2">filter</text:span> parameter of the <text:span text:style-name="T2">lookup</text:span> method</text:p>
              </text:list-item>
            </text:list>
            <text:p text:style-name="Standard"/>
            <text:p text:style-name="P9">ServiceItem lookup</text:p>
            <text:p text:style-name="P9"><text:s text:c="6"/>(ServiceItemFilter filter)</text:p>
            <text:p text:style-name="P3"/>
            <text:p text:style-name="P7"/>
          </table:table-cell>
          <table:table-cell table:style-name="Table1.A1" office:value-type="string">
            <text:list text:style-name="WW8Num46">
              <text:list-item>
                <text:p text:style-name="P20">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19">During setup, register M test services with some subset of the lookup services created in step 1</text:p>
              </text:list-item>
              <text:list-item>
                <text:p text:style-name="P19">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19">During setup, create a template that will match the test services registered in step 2 based on service type only</text:p>
              </text:list-item>
              <text:list-item>
                <text:p text:style-name="P19">Invoke the <text:span text:style-name="T2">createLookupCache</text:span> method on the service discovery manager created in step 3; inputting the template created in step 4, <text:span text:style-name="T2">null</text:span> as the <text:span text:style-name="T2">filter</text:span> parameter (so that no first-stage filtering is applied by the lookup cache), and <text:span text:style-name="T2">null</text:span> as the <text:span text:style-name="T2">listener</text:span> parameter</text:p>
              </text:list-item>
              <text:list-item>
                <text:p text:style-name="P19">With respect to the <text:span text:style-name="T2">lookup</text:span> method on the lookup cache created in step 5, invoke the version that returns a single instance of <text:span text:style-name="T2">ServiceItem</text:span>, inputting <text:span text:style-name="T2">null</text:span> as the filter parameter so that no second-stage filtering is applied by the <text:span text:style-name="T2">lookup</text:span> method</text:p>
              </text:list-item>
              <text:list-item>
                <text:p text:style-name="P19">Verify that the service item returned is the service item expected </text:p>
              </text:list-item>
            </text:list>
          </table:table-cell>
          <table:table-cell table:style-name="Table1.A1" office:value-type="string">
            <text:p text:style-name="P5">A1,M1</text:p>
          </table:table-cell>
          <table:table-cell table:style-name="Table1.D1" office:value-type="string">
            <text:p text:style-name="P4">SD.4.1.2</text:p>
            <text:p text:style-name="P3">SD.5.5.1</text:p>
          </table:table-cell>
        </table:table-row>
        <table:table-row table:style-name="Table1.1">
          <table:table-cell table:style-name="Table1.A1" office:value-type="string">
            <text:p text:style-name="P8">com.sun.jini.qa.spec.</text:p>
            <text:p text:style-name="P7">servicediscovery.cache.</text:p>
            <text:p text:style-name="P7">CacheLookupFilterFilter</text:p>
            <text:p text:style-name="Standard"/>
            <text:p text:style-name="Standard">With respect to the <text:span text:style-name="T2">lookup</text:span> method defined by the <text:span text:style-name="T2">LookupCache</text:span> interface, verifies that the version that returns a single instance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lookup cache applies <text:span text:style-name="T4">first-stage</text:span> filtering to the results of the template matching</text:p>
              </text:list-item>
              <text:list-item>
                <text:p text:style-name="P18">the <text:span text:style-name="T2">lookup</text:span> method of the lookup cache applies <text:span text:style-name="T4">second-stage</text:span> filtering to the results of the template matching and the first-stage filtering</text:p>
              </text:list-item>
            </text:list>
            <text:p text:style-name="Standard"/>
            <text:p text:style-name="P9">ServiceItem lookup</text:p>
            <text:p text:style-name="P9"><text:s text:c="6"/>(ServiceItemFilter filter)</text:p>
            <text:p text:style-name="P7"/>
          </table:table-cell>
          <table:table-cell table:style-name="Table1.A1" office:value-type="string">
            <text:list text:style-name="WW8Num5">
              <text:list-item>
                <text:p text:style-name="P22">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21">During setup, register M test services with some subset of the lookup services created in step 1</text:p>
              </text:list-item>
              <text:list-item>
                <text:p text:style-name="P21">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21">During setup, create a template that will match the test services registered in step 2 based on service type only</text:p>
              </text:list-item>
              <text:list-item>
                <text:p text:style-name="P21">During setup, create a filter that will reject some – but not all – of the services registered in step 2</text:p>
              </text:list-item>
              <text:list-item>
                <text:p text:style-name="P21">Invoke the <text:span text:style-name="T2">createLookupCache</text:span> method on the service discovery manager created in step 3; inputting the template created in step 4, the filter created in step 5 (so that first-stage filtering is applied by the lookup cache), and <text:span text:style-name="T2">null</text:span> as the <text:span text:style-name="T2">listener</text:span> parameter</text:p>
              </text:list-item>
              <text:list-item>
                <text:p text:style-name="P21">Create a second filter that will reject some – but not all – of the services that result when template matching and first-stage filtering are applied to the services registered in step 2</text:p>
              </text:list-item>
              <text:list-item>
                <text:p text:style-name="P21">With respect to the <text:span text:style-name="T2">lookup</text:span> method on the lookup cache created in step 6, invoke the version that returns a single instance of <text:span text:style-name="T2">ServiceItem</text:span>, inputting the filter created in step 7 so that second-stage filtering is applied by the <text:span text:style-name="T2">lookup</text:span> method</text:p>
              </text:list-item>
              <text:list-item>
                <text:p text:style-name="P21">Verify that the service item returned is the service item expected</text:p>
              </text:list-item>
            </text:list>
          </table:table-cell>
          <table:table-cell table:style-name="Table1.A1" office:value-type="string">
            <text:p text:style-name="P5">A1,M1</text:p>
          </table:table-cell>
          <table:table-cell table:style-name="Table1.D1" office:value-type="string">
            <text:p text:style-name="P4">SD.4.1.2</text:p>
            <text:p text:style-name="Standard">SD.5.2.1</text:p>
            <text:p text:style-name="P3">SD.5.5.1</text:p>
          </table:table-cell>
        </table:table-row>
        <table:table-row table:style-name="Table1.1">
          <table:table-cell table:style-name="Table1.A1" office:value-type="string">
            <text:p text:style-name="P8">com.sun.jini.qa.spec.</text:p>
            <text:p text:style-name="P7">servicediscovery.cache.</text:p>
            <text:p text:style-name="P7">CacheLookupFilterNoFilter</text:p>
            <text:p text:style-name="Standard"/>
            <text:p text:style-name="Standard">With respect to the <text:span text:style-name="T2">lookup</text:span> method defined by the <text:span text:style-name="T2">LookupCache</text:span> interface, verifies that the version that returns a single instance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lookup cache applies <text:span text:style-name="T4">first-stage</text:span> filtering to the results of the template matching</text:p>
              </text:list-item>
              <text:list-item>
                <text:p text:style-name="P18">the <text:span text:style-name="T2">lookup</text:span> method of the lookup cache applies no <text:span text:style-name="T4">second-stage</text:span> filtering to the results of the template matching and the first-stage filtering; that is, <text:span text:style-name="T2">null</text:span> is input as the <text:span text:style-name="T2">filter</text:span> parameter of the <text:span text:style-name="T2">lookup</text:span> method</text:p>
              </text:list-item>
            </text:list>
            <text:p text:style-name="Standard"/>
            <text:p text:style-name="P9">ServiceItem lookup</text:p>
            <text:p text:style-name="P9"><text:s text:c="6"/>(ServiceItemFilter filter)</text:p>
            <text:p text:style-name="P3"/>
          </table:table-cell>
          <table:table-cell table:style-name="Table1.A1" office:value-type="string">
            <text:list text:style-name="WW8Num99">
              <text:list-item>
                <text:p text:style-name="P24">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23">During setup, register M test services with some subset of the lookup services created in step 1</text:p>
              </text:list-item>
              <text:list-item>
                <text:p text:style-name="P23">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23">During setup, create a template that will match the test services registered in step 2 based on service type only</text:p>
              </text:list-item>
              <text:list-item>
                <text:p text:style-name="P23">During setup, create a filter that will reject some – but not all – of the services registered in step 2</text:p>
              </text:list-item>
              <text:list-item>
                <text:p text:style-name="P23">Invoke the <text:span text:style-name="T2">createLookupCache</text:span> method on the service discovery manager created in step 3; inputting the template created in step 4, the filter created in step 5 (so that first-stage filtering is applied by the lookup cache), and <text:span text:style-name="T2">null</text:span> as the <text:span text:style-name="T2">listener</text:span> parameter</text:p>
              </text:list-item>
              <text:list-item>
                <text:p text:style-name="P23">With respect to the <text:span text:style-name="T2">lookup</text:span> method on the lookup cache created in step 6, invoke the version that returns a single instance of <text:span text:style-name="T2">ServiceItem</text:span>, inputting <text:span text:style-name="T2">null</text:span> as the filter parameter so that no second-stage filtering is applied by the <text:span text:style-name="T2">lookup</text:span> method</text:p>
              </text:list-item>
              <text:list-item>
                <text:p text:style-name="P23">Verify that the service item returned is the service item expected</text:p>
              </text:list-item>
            </text:list>
          </table:table-cell>
          <table:table-cell table:style-name="Table1.A1" office:value-type="string">
            <text:p text:style-name="P5">A1,M1</text:p>
          </table:table-cell>
          <table:table-cell table:style-name="Table1.D1" office:value-type="string">
            <text:p text:style-name="P4">SD.4.1.2</text:p>
            <text:p text:style-name="Standard">SD.5.2.1</text:p>
            <text:p text:style-name="Standard">SD.5.5.1</text:p>
          </table:table-cell>
        </table:table-row>
        <table:table-row table:style-name="Table1.1">
          <table:table-cell table:style-name="Table1.A1" office:value-type="string">
            <text:p text:style-name="P8">com.sun.jini.qa.spec.</text:p>
            <text:p text:style-name="P7">servicediscovery.cache.</text:p>
            <text:p text:style-name="P7">CacheLookupNoFilterFilter</text:p>
            <text:p text:style-name="Standard"/>
            <text:p text:style-name="Standard">With respect to the <text:span text:style-name="T2">lookup</text:span> method defined by the <text:span text:style-name="T2">LookupCache</text:span> interface, verifies that the version that returns a single instance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lookup cache applies no <text:span text:style-name="T4">first-stage</text:span> filtering to the results of the template matching</text:p>
              </text:list-item>
              <text:list-item>
                <text:p text:style-name="P18">the <text:span text:style-name="T2">lookup</text:span> method of the lookup cache applies <text:span text:style-name="T4">second-stage</text:span> filtering to the results of the template</text:p>
              </text:list-item>
            </text:list>
            <text:p text:style-name="Standard"/>
            <text:p text:style-name="P9">ServiceItem lookup</text:p>
            <text:p text:style-name="P9"><text:s text:c="6"/>(ServiceItemFilter filter)</text:p>
          </table:table-cell>
          <table:table-cell table:style-name="Table1.A1" office:value-type="string">
            <text:list text:style-name="WW8Num71">
              <text:list-item>
                <text:p text:style-name="P26">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25">During setup, register M test services with some subset of the lookup services created in step 1</text:p>
              </text:list-item>
              <text:list-item>
                <text:p text:style-name="P25">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25">During setup, create a template that will match the test services registered in step 2 based on service type only</text:p>
              </text:list-item>
              <text:list-item>
                <text:p text:style-name="P25">Invoke the <text:span text:style-name="T2">createLookupCache</text:span> method on the service discovery manager created in step 3; inputting the template created in step 4, <text:span text:style-name="T2">null</text:span> as the <text:span text:style-name="T2">filter</text:span> parameter (so that no first-stage filtering is applied by the lookup cache), and <text:span text:style-name="T2">null</text:span> as the <text:span text:style-name="T2">listener</text:span> parameter</text:p>
              </text:list-item>
              <text:list-item>
                <text:p text:style-name="P25">Create a second filter that will reject some – but not all – of the services that result when template matching is applied to the services registered in step 2</text:p>
              </text:list-item>
              <text:list-item>
                <text:p text:style-name="P25">With respect to the <text:span text:style-name="T2">lookup</text:span> method on the lookup cache created in step 5, invoke the version that returns a single instance of <text:span text:style-name="T2">ServiceItem</text:span>, inputting the filter created in step 6 so that second-stage filtering is applied by the <text:span text:style-name="T2">lookup</text:span> method</text:p>
              </text:list-item>
              <text:list-item>
                <text:p text:style-name="P25">Verify that the service item returned is the service item expected</text:p>
              </text:list-item>
            </text:list>
          </table:table-cell>
          <table:table-cell table:style-name="Table1.A1" office:value-type="string">
            <text:p text:style-name="P5">A1,M1</text:p>
          </table:table-cell>
          <table:table-cell table:style-name="Table1.D1" office:value-type="string">
            <text:p text:style-name="P4">SD.4.1.2</text:p>
            <text:p text:style-name="Standard">SD.5.2.1</text:p>
            <text:p text:style-name="Standard">SD.5.5.1</text:p>
          </table:table-cell>
        </table:table-row>
        <table:table-row table:style-name="Table1.1">
          <table:table-cell table:style-name="Table1.A1" office:value-type="string">
            <text:p text:style-name="P8">com.sun.jini.qa.spec.</text:p>
            <text:p text:style-name="P7">servicediscovery.event.</text:p>
            <text:p text:style-name="P7">AddAttrServiceChanged</text:p>
            <text:p text:style-name="P3"/>
            <text:p text:style-name="Standard">Verifies that the event mechanism defined by the <text:span text:style-name="T2">LookupCache</text:span> interface operates as specified with respect to the <text:span text:style-name="T2">serviceAdded</text:span> events when the set of attributes associated with a set of registered services is augmented (add attributes).</text:p>
          </table:table-cell>
          <table:table-cell table:style-name="Table1.A1" office:value-type="string">
            <text:list text:style-name="WW8Num90">
              <text:list-item>
                <text:p text:style-name="P28">During setup, start N lookup services whose member groups are finite (not NO_GROUPS) and unique (not public) relative to the member groups of all other lookup services running within the same multicast radius of the lookup; and whose locator ports are explicitly pre-set</text:p>
              </text:list-item>
              <text:list-item>
                <text:p text:style-name="P27">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27">During setup, create a template that will match the test services that will be registered based on service type only</text:p>
              </text:list-item>
              <text:list-item>
                <text:p text:style-name="P27">With each of the lookup services started in step 1, register M test services along with an associated attribute, and verify that the registration was successful</text:p>
              </text:list-item>
              <text:list-item>
                <text:p text:style-name="P27">Invoke the <text:span text:style-name="T2">createLookupCache</text:span> method on the service discovery manager created in step 2; inputting the template created in step 3, <text:span text:style-name="T2">null</text:span> as the <text:span text:style-name="T2">filter</text:span> parameter (so that no first-stage filtering is applied by the lookup cache), and a non-<text:span text:style-name="T2">null</text:span> instance of <text:span text:style-name="T2">ServiceDiscoveryListener</text:span> to register with the event mechanism of the lookup cache returned by the call to <text:span text:style-name="T2">createLookupCache</text:span></text:p>
              </text:list-item>
              <text:list-item>
                <text:p text:style-name="P27">Verify that the lookup cache created in step 5 and its event mechanism operates as expected</text:p>
              </text:list-item>
              <text:list-item>
                <text:p text:style-name="P27">To each service registered in step 4, add a new attribute, and verify that the expected <text:span text:style-name="T2">serviceAdded</text:span> events are sent by the event mechanism of the lookup cache created in step 5</text:p>
              </text:list-item>
            </text:list>
          </table:table-cell>
          <table:table-cell table:style-name="Table1.A1" office:value-type="string">
            <text:p text:style-name="P5">A1,M1</text:p>
          </table:table-cell>
          <table:table-cell table:style-name="Table1.D1" office:value-type="string">
            <text:p text:style-name="P4">SD.4.1.2</text:p>
            <text:p text:style-name="Standard">SD.5.3.1</text:p>
            <text:p text:style-name="P3">SD.5.4.1</text:p>
          </table:table-cell>
        </table:table-row>
        <table:table-row table:style-name="Table1.1">
          <table:table-cell table:style-name="Table1.A1" office:value-type="string">
            <text:p text:style-name="P8">com.sun.jini.qa.spec.</text:p>
            <text:p text:style-name="P7">servicediscovery.event.</text:p>
            <text:p text:style-name="P7">ModifyAttrServiceChanged</text:p>
            <text:p text:style-name="P3"/>
            <text:p text:style-name="Standard">Verifies that the event mechanism defined by the <text:span text:style-name="T2">LookupCache</text:span> interface operates as specified with respect to the <text:span text:style-name="T2">serviceChanged</text:span> events when the set of attributes associated with a set of registered services is modified.</text:p>
          </table:table-cell>
          <table:table-cell table:style-name="Table1.A1" office:value-type="string">
            <text:list text:style-name="WW8Num100">
              <text:list-item>
                <text:p text:style-name="P30">During setup, start N lookup services whose member groups are finite (not NO_GROUPS) and unique (not public) relative to the member groups of all other lookup services running within the same multicast radius of the lookup; and whose locator ports are explicitly pre-set</text:p>
              </text:list-item>
              <text:list-item>
                <text:p text:style-name="P29">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29">During setup, create a template that will match the test services that will be registered based on service type only</text:p>
              </text:list-item>
              <text:list-item>
                <text:p text:style-name="P29">With each of the lookup services started in step 1, register M test services along with an associated attribute, and verify that the registration was successful</text:p>
              </text:list-item>
              <text:list-item>
                <text:p text:style-name="P29">Invoke the <text:span text:style-name="T2">createLookupCache</text:span> method on the service discovery manager created in step 2; inputting the template created in step 3, <text:span text:style-name="T2">null</text:span> as the <text:span text:style-name="T2">filter</text:span> parameter (so that no first-stage filtering is applied by the lookup cache), and a non-<text:span text:style-name="T2">null</text:span> instance of <text:span text:style-name="T2">ServiceDiscoveryListener</text:span> to register with the event mechanism of the lookup cache returned by the call to <text:span text:style-name="T2">createLookupCache</text:span></text:p>
              </text:list-item>
              <text:list-item>
                <text:p text:style-name="P29">Verify that the lookup cache created in step 5 and its event mechanism operates as expected</text:p>
              </text:list-item>
              <text:list-item>
                <text:p text:style-name="P29">Modify the attributes associated with each service registered in step 4, and verify that the expected <text:span text:style-name="T2">serviceChanged</text:span> events are sent by the event mechanism of the lookup cache created in step 5</text:p>
              </text:list-item>
            </text:list>
          </table:table-cell>
          <table:table-cell table:style-name="Table1.A1" office:value-type="string">
            <text:p text:style-name="P5">A1,M1</text:p>
          </table:table-cell>
          <table:table-cell table:style-name="Table1.D1" office:value-type="string">
            <text:p text:style-name="P4">SD.4.1.2</text:p>
            <text:p text:style-name="Standard">SD.5.3.1</text:p>
            <text:p text:style-name="P3">SD.5.4.1</text:p>
          </table:table-cell>
        </table:table-row>
        <table:table-row table:style-name="Table1.1">
          <table:table-cell table:style-name="Table1.A1" office:value-type="string">
            <text:p text:style-name="P8">com.sun.jini.qa.spec.</text:p>
            <text:p text:style-name="P7">servicediscovery.event.</text:p>
            <text:p text:style-name="P7">SetAttrServiceChanged</text:p>
            <text:p text:style-name="P3"/>
            <text:p text:style-name="Standard">Verifies that the event mechanism defined by the <text:span text:style-name="T2">LookupCache</text:span> interface operates as specified with respect to the <text:span text:style-name="T2">serviceRemoved</text:span> events when the set of attributes associated with a set of registered services is replaced.</text:p>
          </table:table-cell>
          <table:table-cell table:style-name="Table1.A1" office:value-type="string">
            <text:list text:style-name="WW8Num64">
              <text:list-item>
                <text:p text:style-name="P32">During setup, start N lookup services whose member groups are finite (not NO_GROUPS) and unique (not public) relative to the member groups of all other lookup services running within the same multicast radius of the lookup; and whose locator ports are explicitly pre-set</text:p>
              </text:list-item>
              <text:list-item>
                <text:p text:style-name="P31">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31">During setup, create a template that will match the test services that will be registered based on service type only</text:p>
              </text:list-item>
              <text:list-item>
                <text:p text:style-name="P31">With each of the lookup services started in step 1, register M test services along with an associated attribute, and verify that the registration was successful</text:p>
              </text:list-item>
              <text:list-item>
                <text:p text:style-name="P31">Invoke the <text:span text:style-name="T2">createLookupCache</text:span> method on the service discovery manager created in step 2; inputting the template created in step 3, <text:span text:style-name="T2">null</text:span> as the <text:span text:style-name="T2">filter</text:span> parameter (so that no first-stage filtering is applied by the lookup cache), and a non-<text:span text:style-name="T2">null</text:span> instance of <text:span text:style-name="T2">ServiceDiscoveryListener</text:span> to register with the event mechanism of the lookup cache returned by the call to <text:span text:style-name="T2">createLookupCache</text:span></text:p>
              </text:list-item>
              <text:list-item>
                <text:p text:style-name="P31">Verify that the lookup cache created in step 5 and its event mechanism operates as expected</text:p>
              </text:list-item>
              <text:list-item>
                <text:p text:style-name="P31">Replace with a new set of attributes, the attributes associated with each service registered in step 4, and verify that the expected <text:span text:style-name="T2">serviceRemoved</text:span> events are sent by the event mechanism of the lookup cache created in step 5</text:p>
              </text:list-item>
            </text:list>
          </table:table-cell>
          <table:table-cell table:style-name="Table1.A1" office:value-type="string">
            <text:p text:style-name="P5">A1,M1</text:p>
          </table:table-cell>
          <table:table-cell table:style-name="Table1.D1" office:value-type="string">
            <text:p text:style-name="P4">SD.4.1.2</text:p>
            <text:p text:style-name="Standard">SD.5.3.1</text:p>
            <text:p text:style-name="P3">SD.5.4.1</text:p>
          </table:table-cell>
        </table:table-row>
        <table:table-row table:style-name="Table1.1">
          <table:table-cell table:style-name="Table1.A1" office:value-type="string">
            <text:p text:style-name="P8">com.sun.jini.qa.spec.</text:p>
            <text:p text:style-name="P7">servicediscovery.lookup.</text:p>
            <text:p text:style-name="P7">Lookup</text:p>
            <text:p text:style-name="Standard"/>
            <text:p text:style-name="Standard">With respect to the <text:span text:style-name="T2">lookup</text:span> method defined by the <text:span text:style-name="T2">ServiceDiscoveryManager</text:span> utility class, verifies that the <text:span text:style-name="T4">non-blocking</text:span> version that returns a single instance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no filtering to the results of the template matching</text:p>
              </text:list-item>
            </text:list>
            <text:p text:style-name="Standard"/>
            <text:p text:style-name="P9">ServiceItem lookup</text:p>
            <text:p text:style-name="P9"><text:s text:c="6"/>(ServiceItemTemplate tmpl,</text:p>
            <text:p text:style-name="P9"><text:s text:c="7"/>ServiceItemFilter filter)</text:p>
          </table:table-cell>
          <table:table-cell table:style-name="Table1.A1" office:value-type="string">
            <text:list text:style-name="WW8Num21">
              <text:list-item>
                <text:p text:style-name="P34">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33">During setup, register M test services with some subset of the lookup services created in step 1</text:p>
              </text:list-item>
              <text:list-item>
                <text:p text:style-name="P33">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33">During setup, create a template that will match the test services registered in step 2 based on service type only</text:p>
              </text:list-item>
              <text:list-item>
                <text:p text:style-name="P33">With respect to the <text:span text:style-name="T2">lookup</text:span> method on the service discovery manager created in step 3, invoke the non-blocking version that returns a single instance of <text:span text:style-name="T2">ServiceItem</text:span>, inputting the template created in step 4, and inputting <text:span text:style-name="T2">null</text:span> as the filter parameter so that no filtering is applied by the <text:span text:style-name="T2">lookup</text:span> method</text:p>
              </text:list-item>
              <text:list-item>
                <text:p text:style-name="P33">Verify that the service item returned is the service item expected</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able:table-cell>
        </table:table-row>
        <table:table-row table:style-name="Table1.1">
          <table:table-cell table:style-name="Table1.A1" office:value-type="string">
            <text:p text:style-name="P8">com.sun.jini.qa.spec.</text:p>
            <text:p text:style-name="P7">servicediscovery.lookup.</text:p>
            <text:p text:style-name="P7">LookupFilter</text:p>
            <text:p text:style-name="Standard"/>
            <text:p text:style-name="Standard">With respect to the <text:span text:style-name="T2">lookup</text:span> method defined by the <text:span text:style-name="T2">ServiceDiscoveryManager</text:span> utility class, verifies that the <text:span text:style-name="T4">non-blocking</text:span> version that returns a single instance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filtering to the results of the template matching</text:p>
              </text:list-item>
            </text:list>
            <text:p text:style-name="Standard"/>
            <text:p text:style-name="P9">ServiceItem lookup</text:p>
            <text:p text:style-name="P9"><text:s text:c="6"/>(ServiceItemTemplate tmpl,</text:p>
            <text:p text:style-name="P9"><text:s text:c="7"/>ServiceItemFilter filter)</text:p>
          </table:table-cell>
          <table:table-cell table:style-name="Table1.A1" office:value-type="string">
            <text:list text:style-name="WW8Num34">
              <text:list-item>
                <text:p text:style-name="P36">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35">During setup, register M test services with some subset of the lookup services created in step 1</text:p>
              </text:list-item>
              <text:list-item>
                <text:p text:style-name="P35">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35">During setup, create a template that will match the test services registered in step 2 based on service type only</text:p>
              </text:list-item>
              <text:list-item>
                <text:p text:style-name="P35">During setup, create a filter that will reject some – but not all – of the services registered in step 2</text:p>
              </text:list-item>
              <text:list-item>
                <text:p text:style-name="P35">With respect to the <text:span text:style-name="T2">lookup</text:span> method on the service discovery manager created in step 3, invoke the non-blocking version that returns a single instance of <text:span text:style-name="T2">ServiceItem</text:span>, inputting the template created in step 4, and the filter created in step 5 so that filtering is applied by the <text:span text:style-name="T2">lookup</text:span> method</text:p>
              </text:list-item>
              <text:list-item>
                <text:p text:style-name="P35">Verify that the service item returned is the service item expected</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ext:p text:style-name="Standard">SD.5.2.1</text:p>
          </table:table-cell>
        </table:table-row>
        <table:table-row table:style-name="Table1.1">
          <table:table-cell table:style-name="Table1.A1" office:value-type="string">
            <text:p text:style-name="P8">com.sun.jini.qa.spec.</text:p>
            <text:p text:style-name="P7">servicediscovery.lookup.</text:p>
            <text:p text:style-name="P7">LookupMax</text:p>
            <text:p text:style-name="Standard"/>
            <text:p text:style-name="Standard">With respect to the <text:span text:style-name="T2">lookup</text:span> method defined by the <text:span text:style-name="T2">ServiceDiscoveryManager</text:span> utility class, verifies that the <text:span text:style-name="T4">non-blocking</text:span> version that returns an array of <text:s/>instances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no filtering to the results of the template matching</text:p>
              </text:list-item>
            </text:list>
            <text:p text:style-name="Standard"/>
            <text:p text:style-name="P9">ServiceItem lookup</text:p>
            <text:p text:style-name="P9"><text:s text:c="6"/>(ServiceItemTemplate tmpl,</text:p>
            <text:p text:style-name="P9"><text:s text:c="7"/>int maxMatches,</text:p>
            <text:p text:style-name="P9"><text:s text:c="7"/>ServiceItemFilter filter)</text:p>
          </table:table-cell>
          <table:table-cell table:style-name="Table1.A1" office:value-type="string">
            <text:list text:style-name="WW8Num56">
              <text:list-item>
                <text:p text:style-name="P38">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37">During setup, register M test services with some subset of the lookup services created in step 1</text:p>
              </text:list-item>
              <text:list-item>
                <text:p text:style-name="P37">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37">During setup, create a template that will match the test services registered in step 2 based on service type only</text:p>
              </text:list-item>
              <text:list-item>
                <text:p text:style-name="P37">With respect to the <text:span text:style-name="T2">lookup</text:span> method on the service discovery manager created in step 3, invoke the non-blocking version that returns an array of instances of <text:span text:style-name="T2">ServiceItem</text:span>, inputting the template created in step 4, and inputting <text:span text:style-name="T2">null</text:span> as the filter parameter so that no filtering is applied by the <text:span text:style-name="T2">lookup</text:span> method</text:p>
              </text:list-item>
              <text:list-item>
                <text:p text:style-name="P37">Verify that the service items returned are the service items expected</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able:table-cell>
        </table:table-row>
        <table:table-row table:style-name="Table1.1">
          <table:table-cell table:style-name="Table1.A1" office:value-type="string">
            <text:p text:style-name="P8">com.sun.jini.qa.spec.</text:p>
            <text:p text:style-name="P7">servicediscovery.lookup.</text:p>
            <text:p text:style-name="P7">LookupMaxFilter</text:p>
            <text:p text:style-name="Standard"/>
            <text:p text:style-name="Standard">With respect to the <text:span text:style-name="T2">lookup</text:span> method defined by the <text:span text:style-name="T2">ServiceDiscoveryManager</text:span> utility class, verifies that the <text:span text:style-name="T4">non-blocking</text:span> version that returns an array of <text:s/>instances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filtering to the results of the template matching</text:p>
              </text:list-item>
            </text:list>
            <text:p text:style-name="Standard"/>
            <text:p text:style-name="P9">ServiceItem lookup</text:p>
            <text:p text:style-name="P9"><text:s text:c="6"/>(ServiceItemTemplate tmpl,</text:p>
            <text:p text:style-name="P9"><text:s text:c="7"/>int maxMatches,</text:p>
            <text:p text:style-name="P9"><text:s text:c="7"/>ServiceItemFilter filter)</text:p>
          </table:table-cell>
          <table:table-cell table:style-name="Table1.A1" office:value-type="string">
            <text:list text:style-name="WW8Num29">
              <text:list-item>
                <text:p text:style-name="P40">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39">During setup, register M test services with some subset of the lookup services created in step 1</text:p>
              </text:list-item>
              <text:list-item>
                <text:p text:style-name="P39">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39">During setup, create a template that will match the test services registered in step 2 based on service type only</text:p>
              </text:list-item>
              <text:list-item>
                <text:p text:style-name="P39">During setup, create a filter that will reject some – but not all – of the services registered in step 2</text:p>
              </text:list-item>
              <text:list-item>
                <text:p text:style-name="P39">With respect to the <text:span text:style-name="T2">lookup</text:span> method on the service discovery manager created in step 3, invoke the non-blocking version that returns an array of instances of <text:span text:style-name="T2">ServiceItem</text:span>, inputting the template created in step 4, and the filter created in step 5 so that filtering is applied by the <text:span text:style-name="T2">lookup</text:span> method</text:p>
              </text:list-item>
              <text:list-item>
                <text:p text:style-name="P39">Verify that the service items returned are the service items expected</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ext:p text:style-name="Standard">SD.5.2.1</text:p>
          </table:table-cell>
        </table:table-row>
        <table:table-row table:style-name="Table1.1">
          <table:table-cell table:style-name="Table1.A1" office:value-type="string">
            <text:p text:style-name="P8">com.sun.jini.qa.spec.</text:p>
            <text:p text:style-name="P7">servicediscovery.lookup.</text:p>
            <text:p text:style-name="P7">LookupMinEqualsMax</text:p>
            <text:p text:style-name="Standard"/>
            <text:p text:style-name="Standard">With respect to the <text:span text:style-name="T2">lookup</text:span> method defined by the <text:span text:style-name="T2">ServiceDiscoveryManager</text:span> utility class, verifies that the <text:span text:style-name="T4">blocking</text:span> version that returns an array of <text:s/>instances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no filtering to the results of the template matching</text:p>
              </text:list-item>
              <text:list-item>
                <text:p text:style-name="P18">the minimum number of desired services is equal to the maximum number of desired services</text:p>
              </text:list-item>
            </text:list>
            <text:p text:style-name="Standard"/>
            <text:p text:style-name="P9">ServiceItem lookup</text:p>
            <text:p text:style-name="P9"><text:s text:c="6"/>(ServiceItemTemplate tmpl,</text:p>
            <text:p text:style-name="P9"><text:s text:c="7"/>int minMatches,</text:p>
            <text:p text:style-name="P9"><text:s text:c="7"/>int maxMatches,</text:p>
            <text:p text:style-name="P9"><text:s text:c="7"/>ServiceItemFilter filter,</text:p>
            <text:p text:style-name="P9"><text:s text:c="7"/>long waitDur)</text:p>
          </table:table-cell>
          <table:table-cell table:style-name="Table1.A1" office:value-type="string">
            <text:list text:style-name="WW8Num74">
              <text:list-item>
                <text:p text:style-name="P42">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41">During setup, register M test services with some subset of the lookup services created in step 1</text:p>
              </text:list-item>
              <text:list-item>
                <text:p text:style-name="P41">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41">During setup, create a template that will match the test services registered in step 2 based on service type only</text:p>
              </text:list-item>
              <text:list-item>
                <text:p text:style-name="P41">With respect to the <text:span text:style-name="T2">lookup</text:span> method on the service discovery manager created in step 3, invoke the blocking version that returns an array of instances of <text:span text:style-name="T2">ServiceItem</text:span>, inputting the template created in step 4, inputting <text:span text:style-name="T2">null</text:span> as the filter parameter so that no filtering is applied by the <text:span text:style-name="T2">lookup</text:span> method, and inputting the same value for both the <text:span text:style-name="T2">minMatches</text:span> and <text:span text:style-name="T2">maxMatches</text:span> parameters</text:p>
              </text:list-item>
              <text:list-item>
                <text:p text:style-name="P41">Verify that the service items returned are the service items expected, and that the blocking mechanism of the <text:span text:style-name="T2">lookup</text:span> method blocks for the expected amount of time</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able:table-cell>
        </table:table-row>
        <table:table-row table:style-name="Table1.1">
          <table:table-cell table:style-name="Table1.A1" office:value-type="string">
            <text:p text:style-name="P8">com.sun.jini.qa.spec.</text:p>
            <text:p text:style-name="P7">servicediscovery.lookup.</text:p>
            <text:p text:style-name="P7">LookupMinEqualsMaxFilter</text:p>
            <text:p text:style-name="Standard"/>
            <text:p text:style-name="Standard">With respect to the <text:span text:style-name="T2">lookup</text:span> method defined by the <text:span text:style-name="T2">ServiceDiscoveryManager</text:span> utility class, verifies that the <text:span text:style-name="T4">blocking</text:span> version that returns an array of <text:s/>instances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filtering to the results of the template matching</text:p>
              </text:list-item>
              <text:list-item>
                <text:p text:style-name="P18">the minimum number of desired services is equal to the maximum number of desired services</text:p>
              </text:list-item>
            </text:list>
            <text:p text:style-name="Standard"/>
            <text:p text:style-name="P9">ServiceItem lookup</text:p>
            <text:p text:style-name="P9"><text:s text:c="6"/>(ServiceItemTemplate tmpl,</text:p>
            <text:p text:style-name="P9"><text:s text:c="7"/>int minMatches,</text:p>
            <text:p text:style-name="P9"><text:s text:c="7"/>int maxMatches,</text:p>
            <text:p text:style-name="P9"><text:s text:c="7"/>ServiceItemFilter filter,</text:p>
            <text:p text:style-name="P9"><text:s text:c="7"/>long waitDur)</text:p>
          </table:table-cell>
          <table:table-cell table:style-name="Table1.A1" office:value-type="string">
            <text:list text:style-name="WW8Num8">
              <text:list-item>
                <text:p text:style-name="P44">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43">During setup, register M test services with some subset of the lookup services created in step 1</text:p>
              </text:list-item>
              <text:list-item>
                <text:p text:style-name="P43">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43">During setup, create a template that will match the test services registered in step 2 based on service type only</text:p>
              </text:list-item>
              <text:list-item>
                <text:p text:style-name="P43">During setup, create a filter that will reject some – but not all – of the services registered in step 2</text:p>
              </text:list-item>
              <text:list-item>
                <text:p text:style-name="P43">With respect to the <text:span text:style-name="T2">lookup</text:span> method on the service discovery manager created in step 3, invoke the blocking version that returns an array of instances of <text:span text:style-name="T2">ServiceItem</text:span>, inputting the template created in step 4, the filter created in step 5 so that filtering is applied by the <text:span text:style-name="T2">lookup</text:span> method, and inputting the same value for both the <text:span text:style-name="T2">minMatches</text:span> and <text:span text:style-name="T2">maxMatches</text:span> parameters</text:p>
              </text:list-item>
              <text:list-item>
                <text:p text:style-name="P43">Verify that the service items returned are the service items expected, and that the blocking mechanism of the <text:span text:style-name="T2">lookup</text:span> method blocks for the expected amount of time</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ext:p text:style-name="Standard">SD.5.2.1</text:p>
          </table:table-cell>
        </table:table-row>
        <table:table-row table:style-name="Table1.1">
          <table:table-cell table:style-name="Table1.A1" office:value-type="string">
            <text:p text:style-name="P8">com.sun.jini.qa.spec.</text:p>
            <text:p text:style-name="P7">servicediscovery.lookup.</text:p>
            <text:p text:style-name="P7">LookupMinLessMax</text:p>
            <text:p text:style-name="Standard"/>
            <text:p text:style-name="Standard">With respect to the <text:span text:style-name="T2">lookup</text:span> method defined by the <text:span text:style-name="T2">ServiceDiscoveryManager</text:span> utility class, verifies that the <text:span text:style-name="T4">blocking</text:span> version that returns an array of <text:s/>instances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no filtering to the results of the template matching</text:p>
              </text:list-item>
              <text:list-item>
                <text:p text:style-name="P18">the minimum number of desired services is less than the maximum number of desired services</text:p>
              </text:list-item>
            </text:list>
            <text:p text:style-name="Standard"/>
            <text:p text:style-name="P9">ServiceItem lookup</text:p>
            <text:p text:style-name="P9"><text:s text:c="6"/>(ServiceItemTemplate tmpl,</text:p>
            <text:p text:style-name="P9"><text:s text:c="7"/>int minMatches,</text:p>
            <text:p text:style-name="P9"><text:s text:c="7"/>int maxMatches,</text:p>
            <text:p text:style-name="P9"><text:s text:c="7"/>ServiceItemFilter filter,</text:p>
            <text:p text:style-name="P9"><text:s text:c="7"/>long waitDur)</text:p>
          </table:table-cell>
          <table:table-cell table:style-name="Table1.A1" office:value-type="string">
            <text:list text:style-name="WW8Num24">
              <text:list-item>
                <text:p text:style-name="P46">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45">During setup, register M test services with some subset of the lookup services created in step 1</text:p>
              </text:list-item>
              <text:list-item>
                <text:p text:style-name="P45">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45">During setup, create a template that will match the test services registered in step 2 based on service type only</text:p>
              </text:list-item>
              <text:list-item>
                <text:p text:style-name="P45">With respect to the <text:span text:style-name="T2">lookup</text:span> method on the service discovery manager created in step 3, invoke the blocking version that returns an array of instances of <text:span text:style-name="T2">ServiceItem</text:span>, inputting the template created in step 4, inputting <text:span text:style-name="T2">null</text:span> as the filter parameter so that no filtering is applied by the <text:span text:style-name="T2">lookup</text:span> method, and inputting values for the <text:span text:style-name="T2">minMatches</text:span> and <text:span text:style-name="T2">maxMatches</text:span> parameters in which <text:span text:style-name="T2">minMatches</text:span> is less than <text:span text:style-name="T2">maxMatches</text:span></text:p>
              </text:list-item>
              <text:list-item>
                <text:p text:style-name="P45">Verify that the service items returned are the service items expected, and that the blocking mechanism of the <text:span text:style-name="T2">lookup</text:span> method blocks for the expected amount of time</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able:table-cell>
        </table:table-row>
        <table:table-row table:style-name="Table1.1">
          <table:table-cell table:style-name="Table1.A1" office:value-type="string">
            <text:p text:style-name="P8">com.sun.jini.qa.spec.</text:p>
            <text:p text:style-name="P7">servicediscovery.lookup.</text:p>
            <text:p text:style-name="P7">LookupMinLessMaxFilter</text:p>
            <text:p text:style-name="Standard"/>
            <text:p text:style-name="Standard">With respect to the <text:span text:style-name="T2">lookup</text:span> method defined by the <text:span text:style-name="T2">ServiceDiscoveryManager</text:span> utility class, verifies that the <text:span text:style-name="T4">blocking</text:span> version that returns an array of <text:s/>instances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filtering to the results of the template matching</text:p>
              </text:list-item>
              <text:list-item>
                <text:p text:style-name="P18">the minimum number of desired services is less than the maximum number of desired services</text:p>
              </text:list-item>
            </text:list>
            <text:p text:style-name="Standard"/>
            <text:p text:style-name="P9">ServiceItem lookup</text:p>
            <text:p text:style-name="P9"><text:s text:c="6"/>(ServiceItemTemplate tmpl,</text:p>
            <text:p text:style-name="P9"><text:s text:c="7"/>int minMatches,</text:p>
            <text:p text:style-name="P9"><text:s text:c="7"/>int maxMatches,</text:p>
            <text:p text:style-name="P9"><text:s text:c="7"/>ServiceItemFilter filter,</text:p>
            <text:p text:style-name="P9"><text:s text:c="7"/>long waitDur)</text:p>
          </table:table-cell>
          <table:table-cell table:style-name="Table1.A1" office:value-type="string">
            <text:list text:style-name="WW8Num51">
              <text:list-item>
                <text:p text:style-name="P48">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47">During setup, register M test services with some subset of the lookup services created in step 1</text:p>
              </text:list-item>
              <text:list-item>
                <text:p text:style-name="P47">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47">During setup, create a template that will match the test services registered in step 2 based on service type only</text:p>
              </text:list-item>
              <text:list-item>
                <text:p text:style-name="P47">During setup, create a filter that will reject some – but not all – of the services registered in step 2</text:p>
              </text:list-item>
              <text:list-item>
                <text:p text:style-name="P47">With respect to the <text:span text:style-name="T2">lookup</text:span> method on the service discovery manager created in step 3, invoke the blocking version that returns an array of instances of <text:span text:style-name="T2">ServiceItem</text:span>, inputting the template created in step 4, the filter created in step 5 so that no filtering is applied by the <text:span text:style-name="T2">lookup</text:span> method, and inputting values for the <text:span text:style-name="T2">minMatches</text:span> and <text:span text:style-name="T2">maxMatches</text:span> parameters in which <text:span text:style-name="T2">minMatches</text:span> is less than <text:span text:style-name="T2">maxMatches</text:span></text:p>
              </text:list-item>
              <text:list-item>
                <text:p text:style-name="P47">Verify that the service items returned are the service items expected, and that the blocking mechanism of the <text:span text:style-name="T2">lookup</text:span> method blocks for the expected amount of time</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ext:p text:style-name="Standard">SD.5.2.1</text:p>
          </table:table-cell>
        </table:table-row>
        <table:table-row table:style-name="Table1.1">
          <table:table-cell table:style-name="Table1.A1" office:value-type="string">
            <text:p text:style-name="P8">com.sun.jini.qa.spec.</text:p>
            <text:p text:style-name="P7">servicediscovery.lookup.</text:p>
            <text:p text:style-name="P7">LookupMinMaxNoBlock</text:p>
            <text:p text:style-name="Standard"/>
            <text:p text:style-name="Standard">With respect to the <text:span text:style-name="T2">lookup</text:span> method defined by the <text:span text:style-name="T2">ServiceDiscoveryManager</text:span> utility class, verifies that the <text:span text:style-name="T4">blocking</text:span> version that returns an array of <text:s/>instances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no filtering to the results of the template matching</text:p>
              </text:list-item>
              <text:list-item>
                <text:p text:style-name="P18">the number of services available for discovery is greater than the acceptable minimum number of services input to the <text:span text:style-name="T2">lookup</text:span> method</text:p>
              </text:list-item>
            </text:list>
            <text:p text:style-name="Standard"/>
            <text:p text:style-name="P9">ServiceItem lookup</text:p>
            <text:p text:style-name="P9"><text:s text:c="6"/>(ServiceItemTemplate tmpl,</text:p>
            <text:p text:style-name="P9"><text:s text:c="7"/>int minMatches,</text:p>
            <text:p text:style-name="P9"><text:s text:c="7"/>int maxMatches,</text:p>
            <text:p text:style-name="P9"><text:s text:c="7"/>ServiceItemFilter filter,</text:p>
            <text:p text:style-name="P9"><text:s text:c="7"/>long waitDur)</text:p>
            <text:p text:style-name="P9"/>
            <text:p text:style-name="Standard">If there are more services available to be discovered than the acceptable minimum number of services (<text:span text:style-name="T2">minMatches</text:span>), then no blocking should occur; rather, the <text:span text:style-name="T2">lookup</text:span> method should return immediately after discovering the acceptable number of services.</text:p>
          </table:table-cell>
          <table:table-cell table:style-name="Table1.A1" office:value-type="string">
            <text:list text:style-name="WW8Num79">
              <text:list-item>
                <text:p text:style-name="P50">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49">During setup, register M (M &gt;= 1) test services with some subset of the lookup services created in step 1</text:p>
              </text:list-item>
              <text:list-item>
                <text:p text:style-name="P49">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49">During setup, create a template that will match the test services registered in step 2 based on service type only</text:p>
              </text:list-item>
              <text:list-item>
                <text:p text:style-name="P49">With respect to the <text:span text:style-name="T2">lookup</text:span> method on the service discovery manager created in step 3, invoke the blocking version that returns an array of instances of <text:span text:style-name="T2">ServiceItem</text:span>, inputting the template created in step 4, inputting <text:span text:style-name="T2">null</text:span> as the filter parameter so that no filtering is applied by the <text:span text:style-name="T2">lookup</text:span> method, and inputting a value for the <text:span text:style-name="T2">minMatches</text:span> parameter that is less than or equal to the number of services registered in step 2, and a value for the <text:span text:style-name="T2">maxMatches</text:span> parameters that is greater than or equal to the value of <text:span text:style-name="T2">minMatches</text:span></text:p>
              </text:list-item>
              <text:list-item>
                <text:p text:style-name="P49">Verify that the service items returned are the service items expected, and that the blocking mechanism of the <text:span text:style-name="T2">lookup</text:span> method returns immediately without blocking</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ext:p text:style-name="Standard"/>
          </table:table-cell>
        </table:table-row>
        <table:table-row table:style-name="Table1.1">
          <table:table-cell table:style-name="Table1.A1" office:value-type="string">
            <text:p text:style-name="P8">com.sun.jini.qa.spec.</text:p>
            <text:p text:style-name="P7">servicediscovery.lookup.</text:p>
            <text:p text:style-name="P7">LookupMinMaxNoBlockFilter</text:p>
            <text:p text:style-name="Standard"/>
            <text:p text:style-name="Standard">With respect to the <text:span text:style-name="T2">lookup</text:span> method defined by the <text:span text:style-name="T2">ServiceDiscoveryManager</text:span> utility class, verifies that the <text:span text:style-name="T4">blocking</text:span> version that returns an array of <text:s/>instances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filtering to the results of the template matching</text:p>
              </text:list-item>
              <text:list-item>
                <text:p text:style-name="P18">the number of services available for discovery is greater than the acceptable minimum number of services input to the <text:span text:style-name="T2">lookup</text:span> method</text:p>
              </text:list-item>
            </text:list>
            <text:p text:style-name="Standard"/>
            <text:p text:style-name="P9">ServiceItem lookup</text:p>
            <text:p text:style-name="P9"><text:s text:c="6"/>(ServiceItemTemplate tmpl,</text:p>
            <text:p text:style-name="P9"><text:s text:c="7"/>int minMatches,</text:p>
            <text:p text:style-name="P9"><text:s text:c="7"/>int maxMatches,</text:p>
            <text:p text:style-name="P9"><text:s text:c="7"/>ServiceItemFilter filter,</text:p>
            <text:p text:style-name="P9"><text:s text:c="7"/>long waitDur)</text:p>
            <text:p text:style-name="P9"/>
            <text:p text:style-name="Standard">If there are more services available to be discovered than the acceptable minimum number of services (<text:span text:style-name="T2">minMatches</text:span>), then no blocking should occur; rather, the <text:span text:style-name="T2">lookup</text:span> method should return immediately after discovering the acceptable number of services.</text:p>
          </table:table-cell>
          <table:table-cell table:style-name="Table1.A1" office:value-type="string">
            <text:list text:style-name="WW8Num76">
              <text:list-item>
                <text:p text:style-name="P52">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51">During setup, register M (M &gt;= 1) test services with some subset of the lookup services created in step 1</text:p>
              </text:list-item>
              <text:list-item>
                <text:p text:style-name="P51">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51">During setup, create a template that will match the test services registered in step 2 based on service type only</text:p>
              </text:list-item>
              <text:list-item>
                <text:p text:style-name="P51">During setup, create a filter that will reject some – but not all – of the services registered in step 2</text:p>
              </text:list-item>
              <text:list-item>
                <text:p text:style-name="P51">With respect to the <text:span text:style-name="T2">lookup</text:span> method on the service discovery manager created in step 3, invoke the blocking version that returns an array of instances of <text:span text:style-name="T2">ServiceItem</text:span>, inputting the template created in step 4, the filter created in step 5 so that no filtering is applied by the <text:span text:style-name="T2">lookup</text:span> method, and inputting a value for the <text:span text:style-name="T2">minMatches</text:span> parameter that is less than or equal to the number of services registered in step 2, and a value for the <text:span text:style-name="T2">maxMatches</text:span> parameters that is greater than or equal to the value of <text:span text:style-name="T2">minMatches</text:span></text:p>
              </text:list-item>
              <text:list-item>
                <text:p text:style-name="P51">Verify that the service items returned are the service items expected, and that the blocking mechanism of the <text:span text:style-name="T2">lookup</text:span> method returns immediately without blocking</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ext:p text:style-name="Standard">SD.5.2.1</text:p>
          </table:table-cell>
        </table:table-row>
        <table:table-row table:style-name="Table1.1">
          <table:table-cell table:style-name="Table1.A1" office:value-type="string">
            <text:p text:style-name="P8">com.sun.jini.qa.spec.</text:p>
            <text:p text:style-name="P7">servicediscovery.lookup.</text:p>
            <text:p text:style-name="P7">LookupWait</text:p>
            <text:p text:style-name="Standard"/>
            <text:p text:style-name="Standard">With respect to the <text:span text:style-name="T2">lookup</text:span> method defined by the <text:span text:style-name="T2">ServiceDiscoveryManager</text:span> utility class, verifies that the <text:span text:style-name="T4">blocking</text:span> version that returns a single <text:s/>instance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no filtering to the results of the template matching</text:p>
              </text:list-item>
              <text:list-item>
                <text:p text:style-name="P18">the minimum number of desired services is equal to the maximum number of desired services</text:p>
              </text:list-item>
            </text:list>
            <text:p text:style-name="Standard"/>
            <text:p text:style-name="P9">ServiceItem lookup</text:p>
            <text:p text:style-name="P9"><text:s text:c="6"/>(ServiceItemTemplate tmpl,</text:p>
            <text:p text:style-name="P9"><text:s text:c="7"/>ServiceItemFilter filter,</text:p>
            <text:p text:style-name="P9"><text:s text:c="7"/>long waitDur)</text:p>
          </table:table-cell>
          <table:table-cell table:style-name="Table1.A1" office:value-type="string">
            <text:list text:style-name="WW8Num92">
              <text:list-item>
                <text:p text:style-name="P54">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53">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53">During setup, create a template that will match the test service that will be registered in step 6 based on service type only</text:p>
              </text:list-item>
              <text:list-item>
                <text:p text:style-name="P53">With respect to the <text:span text:style-name="T2">lookup</text:span> method on the service discovery manager created in step 2, invoke the blocking version that returns a single instance of <text:span text:style-name="T2">ServiceItem</text:span>, inputting the template created in step 3, and inputting <text:span text:style-name="T2">null</text:span> as the filter parameter so that no filtering is applied by the <text:span text:style-name="T2">lookup</text:span> method</text:p>
              </text:list-item>
              <text:list-item>
                <text:p text:style-name="P53">Verify that because no services are currently available to be discovered, the call to the <text:span text:style-name="T2">lookup</text:span> method blocks for the full amount of time requested through the <text:span text:style-name="T2">waitDur</text:span> parameter</text:p>
              </text:list-item>
              <text:list-item>
                <text:p text:style-name="P53">Register 1 test service with each of the lookup services created in step 1</text:p>
              </text:list-item>
              <text:list-item>
                <text:p text:style-name="P53">Again invoke the lookup method in the same way as in step 4, and verify that the service item returned is the service item expected, and that the blocking mechanism of the <text:span text:style-name="T2">lookup</text:span> method blocks until the registration of the test service from step 6 completes successfully</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able:table-cell>
        </table:table-row>
        <table:table-row table:style-name="Table1.1">
          <table:table-cell table:style-name="Table1.A1" office:value-type="string">
            <text:p text:style-name="P8">com.sun.jini.qa.spec.</text:p>
            <text:p text:style-name="P7">servicediscovery.lookup.</text:p>
            <text:p text:style-name="P7">LookupWaitFilter</text:p>
            <text:p text:style-name="Standard"/>
            <text:p text:style-name="Standard">With respect to the <text:span text:style-name="T2">lookup</text:span> method defined by the <text:span text:style-name="T2">ServiceDiscoveryManager</text:span> utility class, verifies that the <text:span text:style-name="T4">blocking</text:span> version that returns a single <text:s/>instance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filtering to the results of the template matching</text:p>
              </text:list-item>
              <text:list-item>
                <text:p text:style-name="P18">the minimum number of desired services is equal to the maximum number of desired services</text:p>
              </text:list-item>
            </text:list>
            <text:p text:style-name="Standard"/>
            <text:p text:style-name="P9">ServiceItem lookup</text:p>
            <text:p text:style-name="P9"><text:s text:c="6"/>(ServiceItemTemplate tmpl,</text:p>
            <text:p text:style-name="P9"><text:s text:c="7"/>ServiceItemFilter filter,</text:p>
            <text:p text:style-name="P9"><text:s text:c="7"/>long waitDur)</text:p>
          </table:table-cell>
          <table:table-cell table:style-name="Table1.A1" office:value-type="string">
            <text:list text:style-name="WW8Num69">
              <text:list-item>
                <text:p text:style-name="P56">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55">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55">During setup, create a template that will match the test services that will be registered in steps 7 and 10 based on service type only</text:p>
              </text:list-item>
              <text:list-item>
                <text:p text:style-name="P55">During setup, create a filter that will reject some – but not all – of the services that will be registered in steps 7 and 10</text:p>
              </text:list-item>
              <text:list-item>
                <text:p text:style-name="P55">With respect to the <text:span text:style-name="T2">lookup</text:span> method on the service discovery manager created in step 2, invoke the blocking version that returns a single instance of <text:span text:style-name="T2">ServiceItem</text:span>, inputting the template created in step 4, and inputting the filter created in step 3 so that filtering is applied by the <text:span text:style-name="T2">lookup</text:span> method</text:p>
              </text:list-item>
              <text:list-item>
                <text:p text:style-name="P55">Verify that because no services are currently available to be discovered, the call to the <text:span text:style-name="T2">lookup</text:span> method blocks for the full amount of time requested through the <text:span text:style-name="T2">waitDur</text:span> parameter</text:p>
              </text:list-item>
              <text:list-item>
                <text:p text:style-name="P55">Register 3 test services and 1 associated attribute with each of the lookup services created in step 1</text:p>
              </text:list-item>
              <text:list-item>
                <text:p text:style-name="P55">Create a template that will match the test services registered in step 7 based on both the service type and each service’s associated attribute</text:p>
              </text:list-item>
              <text:list-item>
                <text:p text:style-name="P55">Again invoke the lookup method in the same way as in step 5, and verify that the service item returned is the service item expected, and that the blocking mechanism of the <text:span text:style-name="T2">lookup</text:span> method blocks until the registrations of the test services from step 6 complete successfully</text:p>
              </text:list-item>
              <text:list-item>
                <text:p text:style-name="P55">With each lookup service started in step 1, register 4 more test services, each with 1 associated attribute</text:p>
              </text:list-item>
              <text:list-item>
                <text:p text:style-name="P55">Create a template that will match the test services registered in step 10 based on both the service type and each service’s associated attribute</text:p>
              </text:list-item>
              <text:list-item>
                <text:p text:style-name="P55">Again invoke the lookup method in the same way as in steps 5 and 9, and verify that because the filter rejects the services that would normally be discovered if the filter were not applied, the call to the <text:span text:style-name="T2">lookup</text:span> method blocks for the full amount of time requested through the <text:span text:style-name="T2">waitDur</text:span> parameter </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ext:p text:style-name="P3">SD.5.2.1</text:p>
          </table:table-cell>
        </table:table-row>
        <table:table-row table:style-name="Table1.1">
          <table:table-cell table:style-name="Table1.A1" office:value-type="string">
            <text:p text:style-name="P8">com.sun.jini.qa.spec.</text:p>
            <text:p text:style-name="P7">servicediscovery.lookup.</text:p>
            <text:p text:style-name="P7">LookupWaitNoBlock</text:p>
            <text:p text:style-name="Standard"/>
            <text:p text:style-name="Standard">With respect to the <text:span text:style-name="T2">lookup</text:span> method defined by the <text:span text:style-name="T2">ServiceDiscoveryManager</text:span> utility class, verifies that the <text:span text:style-name="T4">blocking</text:span> version that returns a single <text:s/>instance of <text:span text:style-name="T2">ServiceItem</text:span> operates as specified when invoked under the following conditions:</text:p>
            <text:list text:style-name="WW8Num4">
              <text:list-item text:start-value="1">
                <text:p text:style-name="P18">template matching performed by the service discovery manager is based on service type only</text:p>
              </text:list-item>
              <text:list-item>
                <text:p text:style-name="P18">the service discovery manager applies no filtering to the results of the template matching</text:p>
              </text:list-item>
              <text:list-item>
                <text:p text:style-name="P18">at least 1 matching service is already available for discovery when the <text:span text:style-name="T2">lookup</text:span> method is called</text:p>
              </text:list-item>
            </text:list>
            <text:p text:style-name="Standard"/>
            <text:p text:style-name="P9">ServiceItem lookup</text:p>
            <text:p text:style-name="P9"><text:s text:c="6"/>(ServiceItemTemplate tmpl,</text:p>
            <text:p text:style-name="P9"><text:s text:c="7"/>ServiceItemFilter filter,</text:p>
            <text:p text:style-name="P9"><text:s text:c="7"/>long waitDur)</text:p>
            <text:p text:style-name="P9"/>
            <text:p text:style-name="Standard">If at least 1 matching service is already available to be discovered when the <text:span text:style-name="T2">lookup</text:span> method is called (that is, the <text:span text:style-name="T2">lookup</text:span> method does not have to wait for the desired service to be registered), then the <text:span text:style-name="T2">lookup</text:span> method will not block. In that case, the <text:span text:style-name="T2">lookup</text:span> method should return immediately after discovering the desired service.</text:p>
          </table:table-cell>
          <table:table-cell table:style-name="Table1.A1" office:value-type="string">
            <text:list text:style-name="WW8Num17">
              <text:list-item>
                <text:p text:style-name="P58">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57">During setup, register M test services with some subset of the lookup services created in step 1</text:p>
              </text:list-item>
              <text:list-item>
                <text:p text:style-name="P57">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57">During setup, create a template that will match the test services registered in step 2 based on service type only</text:p>
              </text:list-item>
              <text:list-item>
                <text:p text:style-name="P57">With respect to the <text:span text:style-name="T2">lookup</text:span> method on the service discovery manager created in step 3, invoke the blocking version that returns a single instance of <text:span text:style-name="T2">ServiceItem</text:span>, inputting the template created in step 4, and inputting <text:span text:style-name="T2">null</text:span> as the filter parameter so that no filtering is applied by the <text:span text:style-name="T2">lookup</text:span> method</text:p>
              </text:list-item>
              <text:list-item>
                <text:p text:style-name="P57">Verify that the service item returned is the service item expected, and that the blocking mechanism of the <text:span text:style-name="T2">lookup</text:span> method returns immediately without blocking</text:p>
              </text:list-item>
            </text:list>
          </table:table-cell>
          <table:table-cell table:style-name="Table1.A1" office:value-type="string">
            <text:p text:style-name="P5">A1,M1</text:p>
          </table:table-cell>
          <table:table-cell table:style-name="Table1.D1" office:value-type="string">
            <text:p text:style-name="P4">SD.4.1.1</text:p>
            <text:p text:style-name="Standard">SD.4.1.3</text:p>
          </table:table-cell>
        </table:table-row>
      </table:table>
      <text:p text:style-name="Standard"/>
      <text:h text:style-name="P10" text:outline-level="1">Impl Tests</text:h>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h text:style-name="P2" text:outline-level="2">Test Name &amp; Motivation</text:h>
          </table:table-cell>
          <table:table-cell table:style-name="Table2.A1" office:value-type="string">
            <text:h text:style-name="P2" text:outline-level="2">Description</text:h>
          </table:table-cell>
          <table:table-cell table:style-name="Table2.A1" office:value-type="string">
            <text:h text:style-name="P2" text:outline-level="2">Category</text:h>
          </table:table-cell>
          <table:table-cell table:style-name="Table2.D1" office:value-type="string">
            <text:h text:style-name="P2" text:outline-level="2">Specification Requirements</text:h>
          </table:table-cell>
        </table:table-row>
        <table:table-row table:style-name="Table2.1">
          <table:table-cell table:style-name="Table2.A1" office:value-type="string">
            <text:p text:style-name="P8">com.sun.jini.qa.impl.</text:p>
            <text:p text:style-name="P7">servicediscovert.</text:p>
            <text:p text:style-name="P7">TerminateSemantics</text:p>
            <text:p text:style-name="Standard"/>
            <text:p text:style-name="Standard">Verifies that – except for the <text:span text:style-name="T2">terminate</text:span> method itself – if any of the public methods of the current implementation of <text:s/>the <text:span text:style-name="T2">ServiceDiscoveryManager</text:span> utility class are invoked after the service discovery manager has been terminated, an <text:span text:style-name="T2">IllegalStateException</text:span> results. Also verifies that any invocation of the <text:span text:style-name="T2">terminate</text:span> method made after the initial invocation of <text:span text:style-name="T2">terminate</text:span> will result in no action being taken, and no exception being thrown.</text:p>
          </table:table-cell>
          <table:table-cell table:style-name="Table2.A1" office:value-type="string">
            <text:list text:style-name="WW8Num45">
              <text:list-item>
                <text:p text:style-name="P60">Start no lookup services</text:p>
              </text:list-item>
              <text:list-item>
                <text:p text:style-name="P59">Create an instance of <text:span text:style-name="T2">ServiceDiscoveryManager</text:span>, using the default parameters</text:p>
              </text:list-item>
              <text:list-item>
                <text:p text:style-name="P59">Invoke the <text:span text:style-name="T2">terminate</text:span> method on the service discovery manager created in step 1</text:p>
              </text:list-item>
              <text:list-item>
                <text:p text:style-name="P59">Invoke each public method (other than the <text:span text:style-name="T2">terminate</text:span> method itself) on the service discovery manager created in step 1, and verify that an <text:span text:style-name="T2">IllegalStateException</text:span> results on each invocation </text:p>
              </text:list-item>
              <text:list-item>
                <text:p text:style-name="P59">Invoke the <text:span text:style-name="T2">terminate</text:span> method on the service discovery manager created in step 1, and verify that no action is taken and no exception results</text:p>
              </text:list-item>
            </text:list>
          </table:table-cell>
          <table:table-cell table:style-name="Table2.A1" office:value-type="string">
            <text:p text:style-name="P5">A1,M4</text:p>
          </table:table-cell>
          <table:table-cell table:style-name="Table2.D1" office:value-type="string">
            <text:p text:style-name="P4">SD.3</text:p>
            <text:p text:style-name="P3">SD.4.1.6</text:p>
            <text:p text:style-name="P3"/>
            <text:p text:style-name="P3"/>
          </table:table-cell>
        </table:table-row>
        <table:table-row table:style-name="Table2.1">
          <table:table-cell table:style-name="Table2.A1" office:value-type="string">
            <text:p text:style-name="P8">com.sun.jini.qa.impl.</text:p>
            <text:p text:style-name="P7">servicediscovert.cache.</text:p>
            <text:p text:style-name="P7">CacheTerminateSemantics</text:p>
            <text:p text:style-name="Standard"/>
            <text:p text:style-name="Standard">Verifies that – except for the <text:span text:style-name="T2">terminate</text:span> method itself – if any of the public methods of the current implementation of <text:s/>the <text:span text:style-name="T2">LookupCache</text:span> interface (returned by the <text:span text:style-name="T2">createLookupCache</text:span> method of the <text:span text:style-name="T2">ServiceDiscoveryManager</text:span> utility class) are invoked after the lookup cache has been terminated, an <text:span text:style-name="T2">IllegalStateException</text:span> results. Also verifies that any invocation of the <text:span text:style-name="T2">terminate</text:span> method made after the initial invocation of <text:span text:style-name="T2">terminate</text:span> will result in no action being taken, and no exception being thrown.</text:p>
          </table:table-cell>
          <table:table-cell table:style-name="Table2.A1" office:value-type="string">
            <text:list text:style-name="WW8Num60">
              <text:list-item>
                <text:p text:style-name="P62">Start no lookup services</text:p>
              </text:list-item>
              <text:list-item>
                <text:p text:style-name="P61">Create an instance of <text:span text:style-name="T2">ServiceDiscoveryManager</text:span>, using the default parameters</text:p>
              </text:list-item>
              <text:list-item>
                <text:p text:style-name="P61">Invoke the <text:span text:style-name="T2">createLookupCache</text:span> method on the service discovery manager created in step 1</text:p>
              </text:list-item>
              <text:list-item>
                <text:p text:style-name="P61">Invoke the <text:span text:style-name="T2">terminate</text:span> method on the lookup cache created in step 2</text:p>
              </text:list-item>
              <text:list-item>
                <text:p text:style-name="P61">Invoke each public method (other than the <text:span text:style-name="T2">terminate</text:span> method itself) on the lookup cache created in step 2, and verify that an <text:span text:style-name="T2">IllegalStateException</text:span> results on each invocation </text:p>
              </text:list-item>
              <text:list-item>
                <text:p text:style-name="P61">Invoke the <text:span text:style-name="T2">terminate</text:span> method on the lookup cache created in step 2, and verify that no action is taken and no exception results</text:p>
              </text:list-item>
            </text:list>
          </table:table-cell>
          <table:table-cell table:style-name="Table2.A1" office:value-type="string">
            <text:p text:style-name="P5">A1,M4</text:p>
          </table:table-cell>
          <table:table-cell table:style-name="Table2.D1" office:value-type="string">
            <text:p text:style-name="P4">SD.5.5</text:p>
            <text:p text:style-name="P3">SD.5.5.1</text:p>
            <text:p text:style-name="P3"/>
          </table:table-cell>
        </table:table-row>
        <table:table-row table:style-name="Table2.1">
          <table:table-cell table:style-name="Table2.A1" office:value-type="string">
            <text:p text:style-name="P8">com.sun.jini.qa.impl.</text:p>
            <text:p text:style-name="P7">servicediscovery.event.</text:p>
            <text:p text:style-name="P7">DiscardDownReDiscover</text:p>
            <text:p text:style-name="Standard"/>
            <text:p text:style-name="Standard">Verifies that the <text:span text:style-name="T2">ServiceDiscoveryManager</text:span> utility class handles the <text:span text:style-name="T4">discard problem</text:span> in the manner described in the specification. To do so, this test simulates the situation where an entity discards from a lookup cache, a service that actually goes down. This test then verifies that the service discovery manager identifies the situation and eventually <text:span text:style-name="T4">commits</text:span> the service discard that occurred previously. This test then verifies that when the down service comes back on line and re-registers with each lookup service, the service is re-discovered.</text:p>
            <text:p text:style-name="Standard"/>
            <text:p text:style-name="Standard">The discard problem occurs when an entity discards a service from a lookup cache (because the service is unavailable to the entity), but the entity is not really down (the service can still communicate with the lookup services with which it is registered). When this situation occurs, unless the service discovery manager takes steps equivalent to those described in section SD.5.5.1 of the specification, the service may never be re-discovered (because the service – since it’s not actually down – continues to renew its leases with the lookup services, so none of those lookup services will ever re-discover the service).</text:p>
          </table:table-cell>
          <table:table-cell table:style-name="Table2.A1" office:value-type="string">
            <text:list text:style-name="WW8Num39">
              <text:list-item>
                <text:p text:style-name="P64">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63">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63">During setup, create a template that will match the test services to be registered based on service type only</text:p>
              </text:list-item>
              <text:list-item>
                <text:p text:style-name="P63">Register M test services with some subset of the lookup services created in step 1</text:p>
              </text:list-item>
              <text:list-item>
                <text:p text:style-name="P63">Invoke the <text:span text:style-name="T2">createLookupCache</text:span> method on the service discovery manager created in step 2; inputting the template created in step 3, and a non-<text:span text:style-name="T2">null</text:span> instance of <text:span text:style-name="T2">ServiceDiscoveryListener</text:span> to register with the event mechanism of the lookup cache returned by the call to <text:span text:style-name="T2">createLookupCache</text:span></text:p>
              </text:list-item>
              <text:list-item>
                <text:p text:style-name="P63">Invoke the lookup method on the <text:span text:style-name="T2">lookup</text:span> cache created in step 5 and use the results to verify that the lookup and its event mechanism operate as expected</text:p>
              </text:list-item>
              <text:list-item>
                <text:p text:style-name="P63">Discard from the lookup cache, the services returned in step 6 to simulate service that appears down to the entity</text:p>
              </text:list-item>
              <text:list-item>
                <text:p text:style-name="P63">Verify that a <text:span text:style-name="T2">serviceRemoved</text:span> event occurs as a result of the service discard in step 7</text:p>
              </text:list-item>
              <text:list-item>
                <text:p text:style-name="P63">Stop renewing the lease each registered service holds with each lookup service (to simulate services that are actually down)</text:p>
              </text:list-item>
              <text:list-item>
                <text:p text:style-name="P63">Verify that the previously discarded service is <text:span text:style-name="T5">not</text:span> re-discovered</text:p>
              </text:list-item>
              <text:list-item>
                <text:p text:style-name="P63">Re-register each test service with each lookup service, and verify that each service is re-discovered</text:p>
              </text:list-item>
            </text:list>
          </table:table-cell>
          <table:table-cell table:style-name="Table2.A1" office:value-type="string">
            <text:p text:style-name="P5">A1,M4</text:p>
          </table:table-cell>
          <table:table-cell table:style-name="Table2.D1" office:value-type="string">
            <text:p text:style-name="P4">SD.4.1.2</text:p>
            <text:p text:style-name="Standard">SD.5.3.1</text:p>
            <text:p text:style-name="Standard">SD.5.4.1</text:p>
            <text:p text:style-name="Standard">SD.5.5.1</text:p>
          </table:table-cell>
        </table:table-row>
        <table:table-row table:style-name="Table2.1">
          <table:table-cell table:style-name="Table2.A1" office:value-type="string">
            <text:p text:style-name="P8">com.sun.jini.qa.impl.</text:p>
            <text:p text:style-name="P7">servicediscovery.event.</text:p>
            <text:p text:style-name="P7">DiscardServiceDown</text:p>
            <text:p text:style-name="Standard"/>
            <text:p text:style-name="Standard">Verifies that the <text:span text:style-name="T2">ServiceDiscoveryManager</text:span> utility class handles the <text:span text:style-name="T4">discard problem</text:span> in the manner described in the specification. To do so, this test simulates the situation where an entity discards from a lookup cache, a service that actually goes down. This test then verifies that the service discovery manager identifies the situation and eventually <text:span text:style-name="T4">commits</text:span> the service discard that occurred previously.</text:p>
            <text:p text:style-name="Standard"/>
            <text:p text:style-name="Standard">The discard problem occurs when an entity discards a service from a lookup cache (because the service is unavailable to the entity), but the entity is not really down (the service can still communicate with the lookup services with which it is registered). When this situation occurs, unless the service discovery manager takes steps equivalent to those described in section SD.5.5.1 of the specification, the service may never be re-discovered (because the service – since it’s not actually down – continues to renew its leases with the lookup services, so none of those lookup services will ever re-discover the service).</text:p>
          </table:table-cell>
          <table:table-cell table:style-name="Table2.A1" office:value-type="string">
            <text:list text:style-name="WW8Num96">
              <text:list-item>
                <text:p text:style-name="P66">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65">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65">During setup, create a template that will match the test services to be registered based on service type only</text:p>
              </text:list-item>
              <text:list-item>
                <text:p text:style-name="P65">Register M test services with some subset of the lookup services created in step 1</text:p>
              </text:list-item>
              <text:list-item>
                <text:p text:style-name="P65">Invoke the <text:span text:style-name="T2">createLookupCache</text:span> method on the service discovery manager created in step 2; inputting the template created in step 3, and a non-<text:span text:style-name="T2">null</text:span> instance of <text:span text:style-name="T2">ServiceDiscoveryListener</text:span> to register with the event mechanism of the lookup cache returned by the call to <text:span text:style-name="T2">createLookupCache</text:span></text:p>
              </text:list-item>
              <text:list-item>
                <text:p text:style-name="P65">Invoke the lookup method on the <text:span text:style-name="T2">lookup</text:span> cache created in step 5 and use the results to verify that the lookup and its event mechanism operate as expected</text:p>
              </text:list-item>
              <text:list-item>
                <text:p text:style-name="P65">Discard from the lookup cache, the services returned in step 6 to simulate services that appears down to the entity</text:p>
              </text:list-item>
              <text:list-item>
                <text:p text:style-name="P65">Verify that a <text:span text:style-name="T2">serviceRemoved</text:span> event occurs as a result of the service discard in step 7</text:p>
              </text:list-item>
              <text:list-item>
                <text:p text:style-name="P65">Stop renewing the lease each registered service holds with each lookup service (to simulate services that are actually down)</text:p>
              </text:list-item>
              <text:list-item>
                <text:p text:style-name="P65">Verify that the previously discarded service is <text:span text:style-name="T5">not</text:span> re-discovered</text:p>
              </text:list-item>
            </text:list>
          </table:table-cell>
          <table:table-cell table:style-name="Table2.A1" office:value-type="string">
            <text:p text:style-name="P5">A1,M4</text:p>
          </table:table-cell>
          <table:table-cell table:style-name="Table2.D1" office:value-type="string">
            <text:p text:style-name="P4">SD.4.1.2</text:p>
            <text:p text:style-name="Standard">SD.5.3.1</text:p>
            <text:p text:style-name="Standard">SD.5.4.1</text:p>
            <text:p text:style-name="Standard">SD.5.5.1</text:p>
          </table:table-cell>
        </table:table-row>
        <table:table-row table:style-name="Table2.1">
          <table:table-cell table:style-name="Table2.A1" office:value-type="string">
            <text:p text:style-name="P8">com.sun.jini.qa.impl.</text:p>
            <text:p text:style-name="P7">servicediscovery.event.</text:p>
            <text:p text:style-name="P7">DiscardServiceUp</text:p>
            <text:p text:style-name="Standard"/>
            <text:p text:style-name="Standard">Verifies that the <text:span text:style-name="T2">ServiceDiscoveryManager</text:span> utility class handles the <text:span text:style-name="T4">discard problem</text:span> in the manner described in the specification. To do so, this test simulates the situation where an entity discards from a lookup cache, a service that never actually goes down. This test then verifies that the service discovery manager identifies the situation and <text:span text:style-name="T4">re-discovers</text:span> the previously discarded service.</text:p>
            <text:p text:style-name="Standard"/>
            <text:p text:style-name="P3">The discard problem occurs when an entity discards a service from a lookup cache (because the service is unavailable to the entity), but the entity is not really down (the service can still communicate with the lookup services with which it is registered). When this situation occurs, unless the service discovery manager takes steps equivalent to those described in section SD.5.5.1 of the specification, the service may never be re-discovered (because the service – since it’s not actually down – continues to renew its leases with the lookup services, so none of those lookup services will ever re-discover the service).</text:p>
          </table:table-cell>
          <table:table-cell table:style-name="Table2.A1" office:value-type="string">
            <text:list text:style-name="WW8Num53">
              <text:list-item>
                <text:p text:style-name="P68">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67">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67">During setup, create a template that will match the test services to be registered based on service type only</text:p>
              </text:list-item>
              <text:list-item>
                <text:p text:style-name="P67">Register M test services with some subset of the lookup services created in step 1</text:p>
              </text:list-item>
              <text:list-item>
                <text:p text:style-name="P67">Invoke the <text:span text:style-name="T2">createLookupCache</text:span> method on the service discovery manager created in step 2; inputting the template created in step 3, and a non-<text:span text:style-name="T2">null</text:span> instance of <text:span text:style-name="T2">ServiceDiscoveryListener</text:span> to register with the event mechanism of the lookup cache returned by the call to <text:span text:style-name="T2">createLookupCache</text:span></text:p>
              </text:list-item>
              <text:list-item>
                <text:p text:style-name="P67">Invoke the lookup method on the <text:span text:style-name="T2">lookup</text:span> cache created in step 5 and use the results to verify that the lookup and its event mechanism operate as expected</text:p>
              </text:list-item>
              <text:list-item>
                <text:p text:style-name="P67">Discard from the lookup cache, the services returned in step 6 to simulate services that appears down to the entity</text:p>
              </text:list-item>
              <text:list-item>
                <text:p text:style-name="P67">Verify that a <text:span text:style-name="T2">serviceRemoved</text:span> event occurs as a result of the service discard in step 7</text:p>
              </text:list-item>
              <text:list-item>
                <text:p text:style-name="P67">Verify that the previously discarded – but actually up – service is eventually re-discovered</text:p>
              </text:list-item>
            </text:list>
          </table:table-cell>
          <table:table-cell table:style-name="Table2.A1" office:value-type="string">
            <text:p text:style-name="P5">A1,M4</text:p>
          </table:table-cell>
          <table:table-cell table:style-name="Table2.D1" office:value-type="string">
            <text:p text:style-name="P4">SD.4.1.2</text:p>
            <text:p text:style-name="Standard">SD.5.3.1</text:p>
            <text:p text:style-name="Standard">SD.5.4.1</text:p>
            <text:p text:style-name="Standard">SD.5.5.1</text:p>
          </table:table-cell>
        </table:table-row>
        <table:table-row table:style-name="Table2.1">
          <table:table-cell table:style-name="Table2.A1" office:value-type="string">
            <text:p text:style-name="P8">com.sun.jini.qa.impl.</text:p>
            <text:p text:style-name="P7">servicediscovery.event.</text:p>
            <text:p text:style-name="P7">ReRegisterBadEquals</text:p>
            <text:p text:style-name="Standard"/>
            <text:p text:style-name="Standard">With respect to the use of a lookup cache to perform service discovery, this test verifies that when the services to be discovered are implemented with a poorly defined or non-existent (<text:span text:style-name="T4">bad</text:span>) <text:span text:style-name="T2">equals</text:span> method, the event mechanism of the lookup cache will operate in a predictable fashion, sending a number of <text:span text:style-name="T2">serviceAdded</text:span> and <text:span text:style-name="T2">serviceRemoved</text:span> events.</text:p>
            <text:p text:style-name="Standard"/>
            <text:p text:style-name="Standard">With respect to services defined with a <text:span text:style-name="T4">bad</text:span> <text:span text:style-name="T2">equals</text:span> method, the lookup cache will always view different instances of such services as being different. Based on this fact, the number of <text:span text:style-name="T2">serviceAdded</text:span> and <text:span text:style-name="T2">serviceRemoved</text:span> events can be computed from the number of services and the number of lookup services with which each service has registered.</text:p>
          </table:table-cell>
          <table:table-cell table:style-name="Table2.A1" office:value-type="string">
            <text:list text:style-name="WW8Num20">
              <text:list-item>
                <text:p text:style-name="P70">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69">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69">During setup, create a template that will match the test services to be registered based on service type only</text:p>
              </text:list-item>
              <text:list-item>
                <text:p text:style-name="P69">Register M test services – each containing a poorly defined or non-existent <text:span text:style-name="T2">equals</text:span> method – with some subset of the lookup services created in step 1</text:p>
              </text:list-item>
              <text:list-item>
                <text:p text:style-name="P69">Invoke the <text:span text:style-name="T2">createLookupCache</text:span> method on the service discovery manager created in step 2; inputting the template created in step 3, and a non-<text:span text:style-name="T2">null</text:span> instance of <text:span text:style-name="T2">ServiceDiscoveryListener</text:span> to register with the event mechanism of the lookup cache returned by the call to <text:span text:style-name="T2">createLookupCache</text:span></text:p>
              </text:list-item>
              <text:list-item>
                <text:p text:style-name="P69">After the original services have been discovered and all expected notifications have arrived, register a new version of each of the previously registered services.</text:p>
              </text:list-item>
              <text:list-item>
                <text:p text:style-name="P69">Verify that the expected <text:span text:style-name="T2">serviceAdded</text:span> and <text:span text:style-name="T2">serviceRemoved</text:span> events occur</text:p>
              </text:list-item>
            </text:list>
          </table:table-cell>
          <table:table-cell table:style-name="Table2.A1" office:value-type="string">
            <text:p text:style-name="P5">A1,M4</text:p>
          </table:table-cell>
          <table:table-cell table:style-name="Table2.D1" office:value-type="string">
            <text:p text:style-name="P4">SD.4.1.2</text:p>
            <text:p text:style-name="Standard">SD.5.3.1</text:p>
            <text:p text:style-name="Standard">SD.5.4.1</text:p>
            <text:p text:style-name="P3"/>
          </table:table-cell>
        </table:table-row>
        <table:table-row table:style-name="Table2.1">
          <table:table-cell table:style-name="Table2.A1" office:value-type="string">
            <text:p text:style-name="P8">com.sun.jini.qa.impl.</text:p>
            <text:p text:style-name="P7">servicediscovery.event.</text:p>
            <text:p text:style-name="P7">ReRegisterGoodEquals</text:p>
            <text:p text:style-name="Standard"/>
            <text:p text:style-name="Standard">With respect to the use of a lookup cache to perform service discovery, this test verifies that when the services to be discovered are implemented with a well defined (<text:span text:style-name="T4">good</text:span>) <text:span text:style-name="T2">equals</text:span> method, the event mechanism of the lookup cache will operate in a predictable fashion, sending a number of <text:span text:style-name="T2">serviceAdded</text:span> and <text:span text:style-name="T2">serviceRemoved</text:span> events.</text:p>
            <text:p text:style-name="Standard"/>
            <text:p text:style-name="Standard">With respect to services defined with a <text:span text:style-name="T4">good</text:span> <text:span text:style-name="T2">equals</text:span> method, the lookup cache will always view different instances of such a service as being the same service since different instances of the service will have the same service ID. Based on this fact, the number of <text:span text:style-name="T2">serviceAdded</text:span> and <text:span text:style-name="T2">serviceRemoved</text:span> events can be computed from the number of services and the number of lookup services with which each service has registered.</text:p>
          </table:table-cell>
          <table:table-cell table:style-name="Table2.A1" office:value-type="string">
            <text:list text:style-name="WW8Num59">
              <text:list-item>
                <text:p text:style-name="P72">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71">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71">During setup, create a template that will match the test services to be registered based on service type only</text:p>
              </text:list-item>
              <text:list-item>
                <text:p text:style-name="P71">Register M test services – each containing a well defined <text:span text:style-name="T2">equals</text:span> method – with some subset of the lookup services created in step 1</text:p>
              </text:list-item>
              <text:list-item>
                <text:p text:style-name="P71">Invoke the <text:span text:style-name="T2">createLookupCache</text:span> method on the service discovery manager created in step 2; inputting the template created in step 3, and a non-<text:span text:style-name="T2">null</text:span> instance of <text:span text:style-name="T2">ServiceDiscoveryListener</text:span> to register with the event mechanism of the lookup cache returned by the call to <text:span text:style-name="T2">createLookupCache</text:span></text:p>
              </text:list-item>
              <text:list-item>
                <text:p text:style-name="P71">After the original services have been discovered and all expected notifications have arrived, register a new version of each of the previously registered services. That is, each new version should be associated with a new service value so that the <text:span text:style-name="T2">equals</text:span> method returns <text:span text:style-name="T2">false</text:span>, but each new version should have the same service ID as its original counterpart so that the cache will interpret the different versions as the same service.</text:p>
              </text:list-item>
              <text:list-item>
                <text:p text:style-name="P71">Verify that the expected <text:span text:style-name="T2">serviceAdded</text:span> and <text:span text:style-name="T2">serviceRemoved</text:span> events occur </text:p>
              </text:list-item>
            </text:list>
          </table:table-cell>
          <table:table-cell table:style-name="Table2.A1" office:value-type="string">
            <text:p text:style-name="P5">A1,M4</text:p>
          </table:table-cell>
          <table:table-cell table:style-name="Table2.D1" office:value-type="string">
            <text:p text:style-name="P4">SD.4.1.2</text:p>
            <text:p text:style-name="Standard">SD.5.3.1</text:p>
            <text:p text:style-name="Standard">SD.5.4.1</text:p>
          </table:table-cell>
        </table:table-row>
        <table:table-row table:style-name="Table2.1">
          <table:table-cell table:style-name="Table2.A1" office:value-type="string">
            <text:p text:style-name="P8">com.sun.jini.qa.impl.</text:p>
            <text:p text:style-name="P7">servicediscovery.event.</text:p>
            <text:p text:style-name="P7">ServiceDiscardCacheTerminate</text:p>
            <text:p text:style-name="Standard"/>
            <text:p text:style-name="Standard">Verifies that the <text:span text:style-name="T2">ServiceDiscoveryManager</text:span> utility class handles the <text:span text:style-name="T4">discard problem</text:span> in the manner described in the specification by verifying that the tasks involved in the service discard process are terminated correctly when the lookup cache itself is terminated.</text:p>
            <text:p text:style-name="Standard"/>
            <text:p text:style-name="Standard">The discard problem occurs when an entity discards a service from a lookup cache (because the service is unavailable to the entity), but the entity is not really down (the service can still communicate with the lookup services with which it is registered). When this situation occurs, unless the service discovery manager takes steps equivalent to those described in section SD.5.5.1 of the specification, the service may never be re-discovered (because the service – since it’s not actually down – continues to renew its leases with the lookup services, so none of those lookup services will ever re-discover the service).</text:p>
          </table:table-cell>
          <table:table-cell table:style-name="Table2.A1" office:value-type="string">
            <text:list text:style-name="WW8Num23">
              <text:list-item>
                <text:p text:style-name="P74">During setup, start N lookup services whose member groups are finite (not NO_GROUPS) and unique (not public) relative to the member groups of all other lookup services running within the same multicast radius of the lookup; and whose locator ports are randomly selected</text:p>
              </text:list-item>
              <text:list-item>
                <text:p text:style-name="P73">During setup, create an instance of <text:span text:style-name="T2">ServiceDiscoveryManager</text:span> that discovers the lookup services started in step 1, and which uses the default lease renewal manager to manage any leases on registrations with the event mechanism of the lookup services</text:p>
              </text:list-item>
              <text:list-item>
                <text:p text:style-name="P73">During setup, create a template that will match the test services to be registered based on service type only</text:p>
              </text:list-item>
              <text:list-item>
                <text:p text:style-name="P73">Register M test services with some subset of the lookup services created in step 1</text:p>
              </text:list-item>
              <text:list-item>
                <text:p text:style-name="P73">Invoke the <text:span text:style-name="T2">createLookupCache</text:span> method on the service discovery manager created in step 2; inputting the template created in step 3, and a non-<text:span text:style-name="T2">null</text:span> instance of <text:span text:style-name="T2">ServiceDiscoveryListener</text:span> to register with the event mechanism of the lookup cache returned by the call to <text:span text:style-name="T2">createLookupCache</text:span></text:p>
              </text:list-item>
              <text:list-item>
                <text:p text:style-name="P73">Invoke the lookup method on the <text:span text:style-name="T2">lookup</text:span> cache created in step 5 and use the results to verify that the lookup and its event mechanism operate as expected</text:p>
              </text:list-item>
              <text:list-item>
                <text:p text:style-name="P73">Discard from the lookup cache, the services returned in step 6 to cause creation of tasks that handle the discard problem</text:p>
              </text:list-item>
              <text:list-item>
                <text:p text:style-name="P73">Invoke the <text:span text:style-name="T2">terminate</text:span> method on the lookup cache created in step 5</text:p>
              </text:list-item>
              <text:list-item>
                <text:p text:style-name="P73">Stop renewing the lease each registered service holds with each lookup service to cause the generation of service events</text:p>
              </text:list-item>
              <text:list-item>
                <text:p text:style-name="P73">Verify that the expected service events are received</text:p>
              </text:list-item>
            </text:list>
          </table:table-cell>
          <table:table-cell table:style-name="Table2.A1" office:value-type="string">
            <text:p text:style-name="P5">A1,M4</text:p>
          </table:table-cell>
          <table:table-cell table:style-name="Table2.D1" office:value-type="string">
            <text:p text:style-name="P4">SD.4.1.2</text:p>
            <text:p text:style-name="Standard">SD.5.3.1</text:p>
            <text:p text:style-name="Standard">SD.5.4.1</text:p>
            <text:p text:style-name="Standard">SD.5.5.1</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LucidaSans1" svg:font-family="LucidaSans"/>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text-align="center" style:justify-single-word="false" fo:keep-with-next="always"/>
      <style:text-properties fo:font-weight="bold"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style:num-suffix="." text:bullet-char="-">
        <style:list-level-properties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style:num-suffix="." text:bullet-char="-">
        <style:list-level-properties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style:num-suffix="." text:bullet-char="-">
        <style:list-level-properties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style:num-suffix="." text:bullet-char="-">
        <style:list-level-properties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style:num-suffix="." text:bullet-char="-">
        <style:list-level-properties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style:num-suffix="." text:bullet-char="-">
        <style:list-level-properties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4">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8">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language-asian="en" style:country-asian="US"/>
    </style:style>
    <style:page-layout style:name="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footer>
        <text:p text:style-name="P1"><text:span text:style-name="T1">/vob/qa/src/com/sun/jini/qa/doc/</text:span><text:span text:style-name="T1"><text:file-name text:display="name-and-extension">servicediscovery-test.odt</text:file-name></text:span><text:span text:style-name="T1">.do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17$Build-9310</meta:generator>
    <dc:title>ServiceDiscoveryManager Tests</dc:title>
    <meta:initial-creator>SMI Software</meta:initial-creator>
    <meta:creation-date>2000-02-07T23:19:00</meta:creation-date>
    <dc:creator>Peter Firmstone</dc:creator>
    <dc:date>2013-01-01T10:03:08</dc:date>
    <meta:print-date>2001-07-12T07:30:00</meta:print-date>
    <meta:editing-cycles>50</meta:editing-cycles>
    <meta:editing-duration>PT23H7M4S</meta:editing-duration>
    <meta:user-defined meta:name="Info 1"/>
    <meta:user-defined meta:name="Info 2"/>
    <meta:user-defined meta:name="Info 3"/>
    <meta:user-defined meta:name="Info 4"/>
    <meta:document-statistic meta:table-count="2" meta:image-count="0" meta:object-count="0" meta:page-count="1" meta:paragraph-count="606" meta:word-count="9826" meta:character-count="62577"/>
  </office:meta>
</office:document-meta>
</file>